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monospace, serif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a1c3d" officeooo:paragraph-rsid="002a1c3d" fo:background-color="transparent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0fc6a8" officeooo:paragraph-rsid="000fc6a8"/>
    </style:style>
    <style:style style:name="P9" style:family="paragraph" style:parent-style-name="Standard">
      <style:text-properties fo:font-weight="bold" officeooo:rsid="001388d8" officeooo:paragraph-rsid="001388d8" style:font-weight-asian="bold" style:font-weight-complex="bold"/>
    </style:style>
    <style:style style:name="P10" style:family="paragraph" style:parent-style-name="Standard">
      <style:text-properties fo:font-weight="bold" officeooo:rsid="001388d8" officeooo:paragraph-rsid="002e0d6c" style:font-weight-asian="bold" style:font-weight-complex="bold"/>
    </style:style>
    <style:style style:name="P11" style:family="paragraph" style:parent-style-name="Standard">
      <style:text-properties officeooo:rsid="00156edf" officeooo:paragraph-rsid="00156edf"/>
    </style:style>
    <style:style style:name="P12" style:family="paragraph" style:parent-style-name="Standard">
      <style:text-properties officeooo:rsid="002c648f" officeooo:paragraph-rsid="002c648f"/>
    </style:style>
    <style:style style:name="P13" style:family="paragraph" style:parent-style-name="Standard">
      <style:text-properties fo:font-weight="normal" officeooo:rsid="002c648f" officeooo:paragraph-rsid="002c648f" style:font-weight-asian="normal" style:font-weight-complex="normal"/>
    </style:style>
    <style:style style:name="P14" style:family="paragraph" style:parent-style-name="Standard">
      <style:text-properties fo:font-weight="normal" officeooo:rsid="001eb38e" officeooo:paragraph-rsid="0011be00" style:font-weight-asian="normal" style:font-weight-complex="normal"/>
    </style:style>
    <style:style style:name="P15" style:family="paragraph" style:parent-style-name="Standard">
      <style:text-properties officeooo:rsid="001388d8" officeooo:paragraph-rsid="001388d8"/>
    </style:style>
    <style:style style:name="P16" style:family="paragraph" style:parent-style-name="Standard">
      <style:text-properties officeooo:rsid="001388d8" officeooo:paragraph-rsid="00381476"/>
    </style:style>
    <style:style style:name="P1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20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22" style:family="paragraph" style:parent-style-name="Heading_20_1">
      <style:paragraph-properties fo:break-before="page"/>
      <style:text-properties officeooo:rsid="000fc6a8" officeooo:paragraph-rsid="000fc6a8"/>
    </style:style>
    <style:style style:name="P23" style:family="paragraph" style:parent-style-name="Heading_20_1">
      <style:paragraph-properties fo:break-before="page"/>
      <style:text-properties officeooo:rsid="001388d8" officeooo:paragraph-rsid="001388d8"/>
    </style:style>
    <style:style style:name="P24" style:family="paragraph" style:parent-style-name="Heading_20_1">
      <style:text-properties officeooo:rsid="001134a5" officeooo:paragraph-rsid="001134a5"/>
    </style:style>
    <style:style style:name="P25" style:family="paragraph" style:parent-style-name="Heading_20_1">
      <style:text-properties officeooo:rsid="0011be00" officeooo:paragraph-rsid="0011be00"/>
    </style:style>
    <style:style style:name="P26" style:family="paragraph" style:parent-style-name="Heading_20_1">
      <style:text-properties officeooo:rsid="001388d8" officeooo:paragraph-rsid="001388d8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fo:font-weight="normal" officeooo:rsid="002d0da3" officeooo:paragraph-rsid="002d0da3" style:font-weight-asian="normal" style:font-weight-complex="normal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style:font-name="DejaVu Sans Mono" fo:font-weight="bold" officeooo:rsid="001388d8" officeooo:paragraph-rsid="002e0d6c" style:font-weight-asian="normal" style:font-weight-complex="normal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Text_20_body">
      <style:text-properties fo:font-variant="normal" fo:text-transform="none" fo:color="#008000" style:font-name="Consolas" fo:font-size="9pt" fo:letter-spacing="normal" fo:font-style="normal" fo:font-weight="normal" officeooo:paragraph-rsid="001388d8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31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32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33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34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80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35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666666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36" style:family="paragraph" style:parent-style-name="List_20_Paragraph" style:list-style-name="L1">
      <style:text-properties fo:font-weight="normal" officeooo:rsid="002d0da3" officeooo:paragraph-rsid="002d0da3" style:font-weight-asian="normal" style:font-weight-complex="normal"/>
    </style:style>
    <style:style style:name="P37" style:family="paragraph" style:parent-style-name="Preformatted_20_Text">
      <style:text-properties fo:color="#008000" style:font-name="DejaVu Sans Mono" officeooo:paragraph-rsid="001388d8"/>
    </style:style>
    <style:style style:name="P38" style:family="paragraph" style:parent-style-name="Preformatted_20_Text">
      <style:text-properties fo:color="#008000" style:font-name="DejaVu Sans Mono" officeooo:paragraph-rsid="002e0d6c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style:font-name="DejaVu Sans Mono" officeooo:paragraph-rsid="002e0d6c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fo:font-weight="bold" officeooo:rsid="002a1c3d" fo:background-color="transparent" loext:char-shading-value="0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officeooo:rsid="0032f46f" fo:background-color="transparent" loext:char-shading-value="0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ru" fo:country="RU" officeooo:rsid="0031aa14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c648f" style:font-weight-asian="normal" style:font-weight-complex="normal"/>
    </style:style>
    <style:style style:name="T12" style:family="text">
      <style:text-properties fo:font-weight="normal" officeooo:rsid="0032f46f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8000"/>
    </style:style>
    <style:style style:name="T15" style:family="text">
      <style:text-properties fo:color="#008000" style:font-name="Consolas" fo:font-size="9pt" fo:font-style="normal" fo:font-weight="normal"/>
    </style:style>
    <style:style style:name="T16" style:family="text">
      <style:text-properties fo:color="#000080" style:font-name="Consolas" fo:font-size="9pt" fo:font-style="normal" fo:font-weight="normal"/>
    </style:style>
    <style:style style:name="T17" style:family="text">
      <style:text-properties fo:color="#0000ff"/>
    </style:style>
    <style:style style:name="T18" style:family="text">
      <style:text-properties fo:color="#0000ff" style:font-name="Consolas" fo:font-size="9pt" fo:font-style="normal" fo:font-weight="normal"/>
    </style:style>
    <style:style style:name="T19" style:family="text">
      <style:text-properties officeooo:rsid="002d0da3"/>
    </style:style>
    <style:style style:name="T20" style:family="text">
      <style:text-properties officeooo:rsid="002e0d6c"/>
    </style:style>
    <style:style style:name="T21" style:family="text">
      <style:text-properties fo:color="#008080"/>
    </style:style>
    <style:style style:name="T22" style:family="text">
      <style:text-properties fo:color="#008080" style:font-name="Consolas" fo:font-size="9pt" fo:font-style="normal" fo:font-weight="normal"/>
    </style:style>
    <style:style style:name="T23" style:family="text">
      <style:text-properties officeooo:rsid="002e3401"/>
    </style:style>
    <style:style style:name="T24" style:family="text">
      <style:text-properties style:font-name="Consolas" fo:font-size="9pt" fo:font-style="normal" fo:font-weight="normal"/>
    </style:style>
    <style:style style:name="T25" style:family="text">
      <style:text-properties fo:color="#000040"/>
    </style:style>
    <style:style style:name="T26" style:family="text">
      <style:text-properties fo:color="#000040" style:font-name="Consolas" fo:font-size="9pt" fo:font-style="normal" fo:font-weight="normal"/>
    </style:style>
    <style:style style:name="T27" style:family="text">
      <style:text-properties fo:color="#0000dd" style:font-name="Consolas" fo:font-size="9pt" fo:font-style="normal" fo:font-weight="normal"/>
    </style:style>
    <style:style style:name="T28" style:family="text">
      <style:text-properties fo:color="#007788" style:font-name="Consolas" fo:font-size="9pt" fo:font-style="normal" fo:font-weight="normal"/>
    </style:style>
    <style:style style:name="T29" style:family="text">
      <style:text-properties fo:color="#666666" style:font-name="Consolas" fo:font-size="9pt" fo:font-style="normal" fo:font-weight="normal"/>
    </style:style>
    <style:style style:name="T30" style:family="text">
      <style:text-properties fo:color="#ff0000" style:font-name="Consolas" fo:font-size="9pt" fo:font-style="normal" fo:font-weight="normal"/>
    </style:style>
    <style:style style:name="T31" style:family="text">
      <style:text-properties fo:color="#000099" style:font-name="Consolas" fo:font-size="9pt" fo:font-style="normal"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Московский Авиационный Институт</text:p>
      <text:p text:style-name="P4">(Национальный Исследовательский Университет)</text:p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3"/>
      <text:p text:style-name="P3"/>
      <text:p text:style-name="P1"><text:span text:style-name="T1">Лабораторная работ</text:span><text:span text:style-name="T2">а</text:span><text:span text:style-name="T1"> №</text:span><text:span text:style-name="T4">6</text:span><text:span text:style-name="T1"> по курсу</text:span><text:span text:style-name="T3"> </text:span></text:p>
      <text:p text:style-name="P7">«Операционные системы»</text:p>
      <text:p text:style-name="P5"/>
      <text:p text:style-name="P6">Управление серверами сообщений</text:p>
      <text:p text:style-name="P2"/>
      <text:p text:style-name="P3"/>
      <text:p text:style-name="P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20"/>
      <text:p text:style-name="P20"/>
      <text:p text:style-name="P20"/>
      <text:p text:style-name="P20"/>
      <text:p text:style-name="P20"/>
      <text:p text:style-name="P19"><text:span text:style-name="T5">Студент: </text:span><text:span text:style-name="T9">Кудинов Сергей Владимирович</text:span></text:p>
      <text:p text:style-name="P21"><text:span text:style-name="T5">Группа: М80 – 20</text:span><text:span text:style-name="T6">6</text:span><text:span text:style-name="T5">Б-18</text:span></text:p>
      <text:p text:style-name="P21"><text:span text:style-name="T5">Вариант: </text:span><text:span text:style-name="T7">32</text:span></text:p>
      <text:p text:style-name="P17">Преподаватель: Соколов Андрей <text:s/>Алексеевич</text:p>
      <text:p text:style-name="P17">Оценка: ___________</text:p>
      <text:p text:style-name="P17">Дата: ___________</text:p>
      <text:p text:style-name="P19"><text:span text:style-name="T8">Подпись</text:span><text:span text:style-name="T5">: ___________</text:span></text:p>
      <text:p text:style-name="P18"/>
      <text:p text:style-name="P18"/>
      <text:p text:style-name="P18">Москва, 2019</text:p>
      <text:h text:style-name="P22" text:outline-level="1">Постановка задачи</text:h>
      <text:p text:style-name="P12">Реализовать распределенную систему по обработке запросов. В данной системе должно существовать 2 вида узлов: «управляющий 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сервера сообщений zmq. Также в данной системе необходимо предусмотреть проверку доступности узлов в соответствии с вариантом.</text:p>
      <text:p text:style-name="P8"><text:span text:style-name="T13">Вариант задания:</text:span><text:span text:style-name="T10"> </text:span><text:span text:style-name="T11">41</text:span><text:span text:style-name="T10">. </text:span><text:span text:style-name="T11">Топология — </text:span><text:span text:style-name="T12">AVL</text:span><text:span text:style-name="T11"> дерево. Тип вычислительной команды — сумма n чисел. Тип проверки узлов на доступность — пинг всех узлов.</text:span></text:p>
      <text:h text:style-name="P24" text:outline-level="1">Общие сведения о программе</text:h>
      <text:p text:style-name="P13">Программа состоит из двух файлов, которые компилируются в исполнительные <text:span text:style-name="T19">файлы(которые представляют управляющий и вычислительные узлы), а так же из статической библиотеки, которая подключается к вышеуказанным файлам. Общение между процессами происходит с помощью библиотеки zmq.</text:span></text:p>
      <text:p text:style-name="P14"/>
      <text:h text:style-name="P25" text:outline-level="1">Общий метод и алгоритм решения</text:h>
      <text:list xml:id="list9372730" text:style-name="L1">
        <text:list-item>
          <text:p text:style-name="P36">Управляющий узел принимает команды, обрабатывает их и пересылает дочерним узлам(или выводит сообщение об ошибке).</text:p>
        </text:list-item>
        <text:list-item>
          <text:p text:style-name="P36">Дочерние узлы проверяют, может ли быть команда выполнена в данном узле, если нет, то команда пересылается в один из дочерних узлов, из которого возвращается некоторое сообщение(об успехе или об ошибке), которое потом пересылается обратно по дереву.</text:p>
        </text:list-item>
        <text:list-item>
          <text:p text:style-name="P36">Для корректной проверки на доступность узлов, используется дерево, эмулирующее поведение узлов в данной топологии(например, при удалении узла, удаляются все его потомки).</text:p>
        </text:list-item>
        <text:list-item>
          <text:p text:style-name="P36">Если узел недоступен, то по истечении таймаута будет сгенерировано сообщение о недоступности узла и оно будет передано вверх по дереву, к управляющему узлу.</text:p>
        </text:list-item>
        <text:list-item>
          <text:p text:style-name="P36">При удалении узла, все его потомки рекурсивно уничтожаются.</text:p>
        </text:list-item>
      </text:list>
      <text:p text:style-name="P27"/>
      <text:h text:style-name="P26" text:outline-level="1"/>
      <text:h text:style-name="P23" text:outline-level="1">Код программы</text:h>
      <text:p text:style-name="P9">main.c<text:span text:style-name="T20">pp</text:span>: </text:p>
      <text:p text:style-name="P30">#include &lt;iostream&gt;</text:p>
      <text:list xml:id="list1533357751" text:style-name="L2">
        <text:list-item>
          <text:p text:style-name="P31">#include "zmq.hpp"</text:p>
        </text:list-item>
        <text:list-item>
          <text:p text:style-name="P31">#include &lt;string&gt;</text:p>
        </text:list-item>
        <text:list-item>
          <text:p text:style-name="P31">#include "zconf.h"</text:p>
        </text:list-item>
        <text:list-item>
          <text:p text:style-name="P31">#include &lt;vector&gt;</text:p>
        </text:list-item>
        <text:list-item>
          <text:p text:style-name="P31">#include &lt;signal.h&gt;</text:p>
        </text:list-item>
        <text:list-item>
          <text:p text:style-name="P31">#include &lt;sstream&gt;</text:p>
        </text:list-item>
        <text:list-item>
          <text:p text:style-name="P31">#include &lt;set&gt;</text:p>
        </text:list-item>
        <text:list-item>
          <text:p text:style-name="P31">#include &lt;algorithm&gt;</text:p>
        </text:list-item>
        <text:list-item>
          <text:p text:style-name="P31">#include "server.h"</text:p>
        </text:list-item>
        <text:list-item>
          <text:p text:style-name="P32"> </text:p>
        </text:list-item>
        <text:list-item>
          <text:p text:style-name="P32"> </text:p>
        </text:list-item>
        <text:list-item>
          <text:p text:style-name="P32"> </text:p>
        </text:list-item>
        <text:list-item>
          <text:p text:style-name="P33"><text:span text:style-name="T17">struct</text:span> TNode <text:span text:style-name="T14">{</text:span></text:p>
        </text:list-item>
        <text:list-item>
          <text:p text:style-name="P32">    <text:span text:style-name="T18">unsigned</text:span><text:span text:style-name="T24"> </text:span><text:span text:style-name="T18">long</text:span><text:span text:style-name="T24"> </text:span><text:span text:style-name="T18">long</text:span><text:span text:style-name="T24"> Id</text:span><text:span text:style-name="T22">;</text:span></text:p>
        </text:list-item>
        <text:list-item>
          <text:p text:style-name="P32">    <text:span text:style-name="T24">TNode</text:span><text:span text:style-name="T26">*</text:span><text:span text:style-name="T24"> Left</text:span><text:span text:style-name="T22">;</text:span></text:p>
        </text:list-item>
        <text:list-item>
          <text:p text:style-name="P32">    <text:span text:style-name="T18">long</text:span><text:span text:style-name="T24"> </text:span><text:span text:style-name="T18">long</text:span><text:span text:style-name="T24"> Height</text:span><text:span text:style-name="T22">;</text:span></text:p>
        </text:list-item>
        <text:list-item>
          <text:p text:style-name="P32">    <text:span text:style-name="T24">TNode</text:span><text:span text:style-name="T26">*</text:span><text:span text:style-name="T24"> Right</text:span><text:span text:style-name="T22">;</text:span></text:p>
        </text:list-item>
        <text:list-item>
          <text:p text:style-name="P33">TNode<text:span text:style-name="T14">(</text:span><text:span text:style-name="T17">unsigned</text:span> <text:span text:style-name="T17">long</text:span> <text:span text:style-name="T17">long</text:span>  id<text:span text:style-name="T14">)</text:span> <text:span text:style-name="T14">{</text:span></text:p>
        </text:list-item>
        <text:list-item>
          <text:p text:style-name="P32">    <text:span text:style-name="T24">Id </text:span><text:span text:style-name="T16">=</text:span><text:span text:style-name="T24"> id</text:span><text:span text:style-name="T22">;</text:span><text:span text:style-name="T24">  </text:span></text:p>
        </text:list-item>
        <text:list-item>
          <text:p text:style-name="P32">    <text:span text:style-name="T24">Height </text:span><text:span text:style-name="T16">=</text:span><text:span text:style-name="T24"> </text:span><text:span text:style-name="T27">1</text:span><text:span text:style-name="T22">;</text:span></text:p>
        </text:list-item>
        <text:list-item>
          <text:p text:style-name="P32">    <text:span text:style-name="T24">Left </text:span><text:span text:style-name="T16">=</text:span><text:span text:style-name="T24"> </text:span><text:span text:style-name="T27">0</text:span><text:span text:style-name="T22">;</text:span></text:p>
        </text:list-item>
        <text:list-item>
          <text:p text:style-name="P32">    <text:span text:style-name="T24">Right </text:span><text:span text:style-name="T16">=</text:span><text:span text:style-name="T24"> </text:span><text:span text:style-name="T27">0</text:span><text:span text:style-name="T22">;</text:span><text:span text:style-name="T24">  </text:span></text:p>
        </text:list-item>
        <text:list-item>
          <text:p text:style-name="P34">}</text:p>
        </text:list-item>
        <text:list-item>
          <text:p text:style-name="P32"> </text:p>
        </text:list-item>
        <text:list-item>
          <text:p text:style-name="P33"><text:span text:style-name="T14">}</text:span><text:span text:style-name="T21">;</text:span></text:p>
        </text:list-item>
        <text:list-item>
          <text:p text:style-name="P32"> </text:p>
        </text:list-item>
        <text:list-item>
          <text:p text:style-name="P33"><text:span text:style-name="T17">long</text:span> <text:span text:style-name="T17">long</text:span> GetHeight<text:span text:style-name="T14">(</text:span>TNode<text:span text:style-name="T25">*</text:span> n<text:span text:style-name="T14">)</text:span> <text:span text:style-name="T14">{</text:span></text:p>
        </text:list-item>
        <text:list-item>
          <text:p text:style-name="P32">    <text:span text:style-name="T18">if</text:span><text:span text:style-name="T24"> </text:span><text:span text:style-name="T15">(</text:span><text:span text:style-name="T24">n</text:span><text:span text:style-name="T26">!</text:span><text:span text:style-name="T16">=</text:span><text:span text:style-name="T18">NULL</text:span><text:span text:style-name="T15">)</text:span><text:span text:style-name="T24"> </text:span><text:span text:style-name="T15">{</text:span></text:p>
        </text:list-item>
        <text:list-item>
          <text:p text:style-name="P32">        <text:span text:style-name="T18">return</text:span><text:span text:style-name="T24"> n</text:span><text:span text:style-name="T26">-</text:span><text:span text:style-name="T16">&gt;</text:span><text:span text:style-name="T24">Height</text:span><text:span text:style-name="T22">;</text:span></text:p>
        </text:list-item>
        <text:list-item>
          <text:p text:style-name="P32">    <text:span text:style-name="T15">}</text:span></text:p>
        </text:list-item>
        <text:list-item>
          <text:p text:style-name="P32">    <text:span text:style-name="T18">return</text:span><text:span text:style-name="T24"> </text:span><text:span text:style-name="T27">0</text:span><text:span text:style-name="T22">;</text:span></text:p>
        </text:list-item>
        <text:list-item>
          <text:p text:style-name="P34">}</text:p>
        </text:list-item>
        <text:list-item>
          <text:p text:style-name="P33"><text:span text:style-name="T17">long</text:span> <text:span text:style-name="T17">long</text:span> GetBalance<text:span text:style-name="T14">(</text:span>TNode<text:span text:style-name="T25">*</text:span> n<text:span text:style-name="T14">)</text:span> <text:span text:style-name="T14">{</text:span></text:p>
        </text:list-item>
        <text:list-item>
          <text:p text:style-name="P32">    <text:span text:style-name="T18">return</text:span><text:span text:style-name="T24"> GetHeight</text:span><text:span text:style-name="T15">(</text:span><text:span text:style-name="T24">n</text:span><text:span text:style-name="T26">-</text:span><text:span text:style-name="T16">&gt;</text:span><text:span text:style-name="T24">Right</text:span><text:span text:style-name="T15">)</text:span><text:span text:style-name="T26">-</text:span><text:span text:style-name="T24">GetHeight</text:span><text:span text:style-name="T15">(</text:span><text:span text:style-name="T24">n</text:span><text:span text:style-name="T26">-</text:span><text:span text:style-name="T16">&gt;</text:span><text:span text:style-name="T24">Left</text:span><text:span text:style-name="T15">)</text:span><text:span text:style-name="T22">;</text:span></text:p>
        </text:list-item>
        <text:list-item>
          <text:p text:style-name="P34">}</text:p>
        </text:list-item>
        <text:list-item>
          <text:p text:style-name="P32"> </text:p>
        </text:list-item>
        <text:list-item>
          <text:p text:style-name="P33"><text:span text:style-name="T17">void</text:span> CountHeight<text:span text:style-name="T14">(</text:span>TNode<text:span text:style-name="T25">*</text:span> n<text:span text:style-name="T14">)</text:span></text:p>
        </text:list-item>
        <text:list-item>
          <text:p text:style-name="P34">{</text:p>
        </text:list-item>
        <text:list-item>
          <text:p text:style-name="P32">    <text:span text:style-name="T18">int</text:span><text:span text:style-name="T24"> hl </text:span><text:span text:style-name="T16">=</text:span><text:span text:style-name="T24"> GetHeight</text:span><text:span text:style-name="T15">(</text:span><text:span text:style-name="T24">n</text:span><text:span text:style-name="T26">-</text:span><text:span text:style-name="T16">&gt;</text:span><text:span text:style-name="T24">Left</text:span><text:span text:style-name="T15">)</text:span><text:span text:style-name="T22">;</text:span></text:p>
        </text:list-item>
        <text:list-item>
          <text:p text:style-name="P32">    <text:span text:style-name="T18">int</text:span><text:span text:style-name="T24"> hr </text:span><text:span text:style-name="T16">=</text:span><text:span text:style-name="T24"> GetHeight</text:span><text:span text:style-name="T15">(</text:span><text:span text:style-name="T24">n</text:span><text:span text:style-name="T26">-</text:span><text:span text:style-name="T16">&gt;</text:span><text:span text:style-name="T24">Right</text:span><text:span text:style-name="T15">)</text:span><text:span text:style-name="T22">;</text:span></text:p>
        </text:list-item>
        <text:list-item>
          <text:p text:style-name="P32">    <text:span text:style-name="T24">n</text:span><text:span text:style-name="T26">-</text:span><text:span text:style-name="T16">&gt;</text:span><text:span text:style-name="T24">Height </text:span><text:span text:style-name="T16">=</text:span><text:span text:style-name="T24"> </text:span><text:span text:style-name="T15">(</text:span><text:span text:style-name="T24">hl</text:span><text:span text:style-name="T16">&gt;</text:span><text:span text:style-name="T24">hr</text:span><text:span text:style-name="T22">?</text:span><text:span text:style-name="T24">hl</text:span><text:span text:style-name="T22">:</text:span><text:span text:style-name="T24">hr</text:span><text:span text:style-name="T15">)</text:span><text:span text:style-name="T26">+</text:span><text:span text:style-name="T27">1</text:span><text:span text:style-name="T22">;</text:span></text:p>
        </text:list-item>
        <text:list-item>
          <text:p text:style-name="P34">}</text:p>
        </text:list-item>
        <text:list-item>
          <text:p text:style-name="P33"><text:soft-page-break/>TNode<text:span text:style-name="T25">*</text:span> RotateLeft<text:span text:style-name="T14">(</text:span>TNode<text:span text:style-name="T25">*</text:span> q<text:span text:style-name="T14">)</text:span> <text:span text:style-name="T14">{</text:span></text:p>
        </text:list-item>
        <text:list-item>
          <text:p text:style-name="P32">    <text:span text:style-name="T24">TNode</text:span><text:span text:style-name="T26">*</text:span><text:span text:style-name="T24">p </text:span><text:span text:style-name="T16">=</text:span><text:span text:style-name="T24"> q</text:span><text:span text:style-name="T26">-</text:span><text:span text:style-name="T16">&gt;</text:span><text:span text:style-name="T24">Right</text:span><text:span text:style-name="T22">;</text:span></text:p>
        </text:list-item>
        <text:list-item>
          <text:p text:style-name="P32"> </text:p>
        </text:list-item>
        <text:list-item>
          <text:p text:style-name="P32">    <text:span text:style-name="T24">q</text:span><text:span text:style-name="T26">-</text:span><text:span text:style-name="T16">&gt;</text:span><text:span text:style-name="T24">Right </text:span><text:span text:style-name="T16">=</text:span><text:span text:style-name="T24"> p</text:span><text:span text:style-name="T26">-</text:span><text:span text:style-name="T16">&gt;</text:span><text:span text:style-name="T24">Left</text:span><text:span text:style-name="T22">;</text:span></text:p>
        </text:list-item>
        <text:list-item>
          <text:p text:style-name="P32">    <text:span text:style-name="T24">p</text:span><text:span text:style-name="T26">-</text:span><text:span text:style-name="T16">&gt;</text:span><text:span text:style-name="T24">Left </text:span><text:span text:style-name="T16">=</text:span><text:span text:style-name="T24"> q</text:span><text:span text:style-name="T22">;</text:span></text:p>
        </text:list-item>
        <text:list-item>
          <text:p text:style-name="P32">    <text:span text:style-name="T24">CountHeight</text:span><text:span text:style-name="T15">(</text:span><text:span text:style-name="T24">q</text:span><text:span text:style-name="T15">)</text:span><text:span text:style-name="T22">;</text:span></text:p>
        </text:list-item>
        <text:list-item>
          <text:p text:style-name="P32">    <text:span text:style-name="T24">CountHeight</text:span><text:span text:style-name="T15">(</text:span><text:span text:style-name="T24">p</text:span><text:span text:style-name="T15">)</text:span><text:span text:style-name="T22">;</text:span></text:p>
        </text:list-item>
        <text:list-item>
          <text:p text:style-name="P32">    <text:span text:style-name="T18">return</text:span><text:span text:style-name="T24"> p</text:span><text:span text:style-name="T22">;</text:span></text:p>
        </text:list-item>
        <text:list-item>
          <text:p text:style-name="P32"> </text:p>
        </text:list-item>
        <text:list-item>
          <text:p text:style-name="P34">}</text:p>
        </text:list-item>
        <text:list-item>
          <text:p text:style-name="P33">TNode<text:span text:style-name="T25">*</text:span> RotateRight<text:span text:style-name="T14">(</text:span>TNode<text:span text:style-name="T25">*</text:span> q<text:span text:style-name="T14">)</text:span> <text:span text:style-name="T14">{</text:span></text:p>
        </text:list-item>
        <text:list-item>
          <text:p text:style-name="P32">    <text:span text:style-name="T24">TNode</text:span><text:span text:style-name="T26">*</text:span><text:span text:style-name="T24"> p </text:span><text:span text:style-name="T16">=</text:span><text:span text:style-name="T24"> q</text:span><text:span text:style-name="T26">-</text:span><text:span text:style-name="T16">&gt;</text:span><text:span text:style-name="T24">Left</text:span><text:span text:style-name="T22">;</text:span></text:p>
        </text:list-item>
        <text:list-item>
          <text:p text:style-name="P32">    <text:span text:style-name="T24">q</text:span><text:span text:style-name="T26">-</text:span><text:span text:style-name="T16">&gt;</text:span><text:span text:style-name="T24">Left </text:span><text:span text:style-name="T16">=</text:span><text:span text:style-name="T24"> p</text:span><text:span text:style-name="T26">-</text:span><text:span text:style-name="T16">&gt;</text:span><text:span text:style-name="T24">Right</text:span><text:span text:style-name="T22">;</text:span></text:p>
        </text:list-item>
        <text:list-item>
          <text:p text:style-name="P32">    <text:span text:style-name="T24">p</text:span><text:span text:style-name="T26">-</text:span><text:span text:style-name="T16">&gt;</text:span><text:span text:style-name="T24">Right </text:span><text:span text:style-name="T16">=</text:span><text:span text:style-name="T24"> q</text:span><text:span text:style-name="T22">;</text:span></text:p>
        </text:list-item>
        <text:list-item>
          <text:p text:style-name="P32">    <text:span text:style-name="T24">CountHeight</text:span><text:span text:style-name="T15">(</text:span><text:span text:style-name="T24">q</text:span><text:span text:style-name="T15">)</text:span><text:span text:style-name="T22">;</text:span></text:p>
        </text:list-item>
        <text:list-item>
          <text:p text:style-name="P32">    <text:span text:style-name="T24">CountHeight</text:span><text:span text:style-name="T15">(</text:span><text:span text:style-name="T24">p</text:span><text:span text:style-name="T15">)</text:span><text:span text:style-name="T22">;</text:span></text:p>
        </text:list-item>
        <text:list-item>
          <text:p text:style-name="P32">    <text:span text:style-name="T18">return</text:span><text:span text:style-name="T24"> p</text:span><text:span text:style-name="T22">;</text:span></text:p>
        </text:list-item>
        <text:list-item>
          <text:p text:style-name="P34">}</text:p>
        </text:list-item>
        <text:list-item>
          <text:p text:style-name="P33">TNode<text:span text:style-name="T25">*</text:span> BalanceTree<text:span text:style-name="T14">(</text:span>TNode<text:span text:style-name="T25">*</text:span> p<text:span text:style-name="T14">)</text:span> <text:span text:style-name="T14">{</text:span></text:p>
        </text:list-item>
        <text:list-item>
          <text:p text:style-name="P32">    <text:span text:style-name="T24">CountHeight</text:span><text:span text:style-name="T15">(</text:span><text:span text:style-name="T24">p</text:span><text:span text:style-name="T15">)</text:span><text:span text:style-name="T22">;</text:span></text:p>
        </text:list-item>
        <text:list-item>
          <text:p text:style-name="P32">    <text:span text:style-name="T18">if</text:span><text:span text:style-name="T24"> </text:span><text:span text:style-name="T15">(</text:span><text:span text:style-name="T24">GetBalance</text:span><text:span text:style-name="T15">(</text:span><text:span text:style-name="T24">p</text:span><text:span text:style-name="T15">)</text:span><text:span text:style-name="T16">==</text:span><text:span text:style-name="T27">2</text:span><text:span text:style-name="T15">)</text:span><text:span text:style-name="T24"> </text:span><text:span text:style-name="T15">{</text:span></text:p>
        </text:list-item>
        <text:list-item>
          <text:p text:style-name="P32">        <text:span text:style-name="T24">TNode</text:span><text:span text:style-name="T26">*</text:span><text:span text:style-name="T24"> q </text:span><text:span text:style-name="T16">=</text:span><text:span text:style-name="T24"> p</text:span><text:span text:style-name="T26">-</text:span><text:span text:style-name="T16">&gt;</text:span><text:span text:style-name="T24">Right</text:span><text:span text:style-name="T22">;</text:span></text:p>
        </text:list-item>
        <text:list-item>
          <text:p text:style-name="P32">        <text:span text:style-name="T18">if</text:span><text:span text:style-name="T24"> </text:span><text:span text:style-name="T15">(</text:span><text:span text:style-name="T24">GetBalance</text:span><text:span text:style-name="T15">(</text:span><text:span text:style-name="T24">q</text:span><text:span text:style-name="T15">)</text:span><text:span text:style-name="T16">&lt;</text:span><text:span text:style-name="T27">0</text:span><text:span text:style-name="T15">)</text:span><text:span text:style-name="T24"> </text:span><text:span text:style-name="T15">{</text:span></text:p>
        </text:list-item>
        <text:list-item>
          <text:p text:style-name="P32">            <text:span text:style-name="T24">p</text:span><text:span text:style-name="T26">-</text:span><text:span text:style-name="T16">&gt;</text:span><text:span text:style-name="T24">Right </text:span><text:span text:style-name="T16">=</text:span><text:span text:style-name="T24"> RotateRight</text:span><text:span text:style-name="T15">(</text:span><text:span text:style-name="T24">q</text:span><text:span text:style-name="T15">)</text:span><text:span text:style-name="T22">;</text:span></text:p>
        </text:list-item>
        <text:list-item>
          <text:p text:style-name="P32">        <text:span text:style-name="T15">}</text:span></text:p>
        </text:list-item>
        <text:list-item>
          <text:p text:style-name="P32">        <text:span text:style-name="T18">return</text:span><text:span text:style-name="T24"> RotateLeft</text:span><text:span text:style-name="T15">(</text:span><text:span text:style-name="T24">p</text:span><text:span text:style-name="T15">)</text:span><text:span text:style-name="T22">;</text:span></text:p>
        </text:list-item>
        <text:list-item>
          <text:p text:style-name="P32">    <text:span text:style-name="T15">}</text:span></text:p>
        </text:list-item>
        <text:list-item>
          <text:p text:style-name="P32">    <text:span text:style-name="T18">if</text:span><text:span text:style-name="T24"> </text:span><text:span text:style-name="T15">(</text:span><text:span text:style-name="T24">GetBalance</text:span><text:span text:style-name="T15">(</text:span><text:span text:style-name="T24">p</text:span><text:span text:style-name="T15">)</text:span><text:span text:style-name="T16">==</text:span><text:span text:style-name="T26">-</text:span><text:span text:style-name="T27">2</text:span><text:span text:style-name="T15">)</text:span><text:span text:style-name="T24"> </text:span><text:span text:style-name="T15">{</text:span></text:p>
        </text:list-item>
        <text:list-item>
          <text:p text:style-name="P32">        <text:span text:style-name="T24">TNode</text:span><text:span text:style-name="T26">*</text:span><text:span text:style-name="T24"> q </text:span><text:span text:style-name="T16">=</text:span><text:span text:style-name="T24"> p</text:span><text:span text:style-name="T26">-</text:span><text:span text:style-name="T16">&gt;</text:span><text:span text:style-name="T24">Left</text:span><text:span text:style-name="T22">;</text:span></text:p>
        </text:list-item>
        <text:list-item>
          <text:p text:style-name="P32">        <text:span text:style-name="T18">if</text:span><text:span text:style-name="T24"> </text:span><text:span text:style-name="T15">(</text:span><text:span text:style-name="T24">GetBalance</text:span><text:span text:style-name="T15">(</text:span><text:span text:style-name="T24">q</text:span><text:span text:style-name="T15">)</text:span><text:span text:style-name="T16">&gt;</text:span><text:span text:style-name="T27">0</text:span><text:span text:style-name="T15">)</text:span><text:span text:style-name="T24"> </text:span><text:span text:style-name="T15">{</text:span></text:p>
        </text:list-item>
        <text:list-item>
          <text:p text:style-name="P32">            <text:span text:style-name="T24">p</text:span><text:span text:style-name="T26">-</text:span><text:span text:style-name="T16">&gt;</text:span><text:span text:style-name="T24">Left</text:span><text:span text:style-name="T16">=</text:span><text:span text:style-name="T24">RotateLeft</text:span><text:span text:style-name="T15">(</text:span><text:span text:style-name="T24">q</text:span><text:span text:style-name="T15">)</text:span><text:span text:style-name="T22">;</text:span></text:p>
        </text:list-item>
        <text:list-item>
          <text:p text:style-name="P32">        <text:span text:style-name="T15">}</text:span></text:p>
        </text:list-item>
        <text:list-item>
          <text:p text:style-name="P32">        <text:span text:style-name="T18">return</text:span><text:span text:style-name="T24"> RotateRight</text:span><text:span text:style-name="T15">(</text:span><text:span text:style-name="T24">p</text:span><text:span text:style-name="T15">)</text:span><text:span text:style-name="T22">;</text:span></text:p>
        </text:list-item>
        <text:list-item>
          <text:p text:style-name="P32">    <text:span text:style-name="T15">}</text:span></text:p>
        </text:list-item>
        <text:list-item>
          <text:p text:style-name="P32">    <text:span text:style-name="T18">return</text:span><text:span text:style-name="T24"> p</text:span><text:span text:style-name="T22">;</text:span></text:p>
        </text:list-item>
        <text:list-item>
          <text:p text:style-name="P34">}</text:p>
        </text:list-item>
        <text:list-item>
          <text:p text:style-name="P32">   <text:span text:style-name="T18">void</text:span><text:span text:style-name="T24"> get_nodes1</text:span><text:span text:style-name="T15">(</text:span><text:span text:style-name="T24">TNode</text:span><text:span text:style-name="T26">*</text:span><text:span text:style-name="T24"> node, std</text:span><text:span text:style-name="T22">::</text:span><text:span text:style-name="T28">vector</text:span><text:span text:style-name="T16">&lt;</text:span><text:span text:style-name="T18">int</text:span><text:span text:style-name="T16">&gt;</text:span><text:span text:style-name="T26">&amp;</text:span><text:span text:style-name="T24"> v</text:span><text:span text:style-name="T15">)</text:span><text:span text:style-name="T24">  </text:span><text:span text:style-name="T15">{</text:span></text:p>
        </text:list-item>
        <text:list-item>
          <text:p text:style-name="P32">        <text:span text:style-name="T18">if</text:span><text:span text:style-name="T24"> </text:span><text:span text:style-name="T15">(</text:span><text:span text:style-name="T24">node </text:span><text:span text:style-name="T16">==</text:span><text:span text:style-name="T24"> nullptr</text:span><text:span text:style-name="T15">)</text:span><text:span text:style-name="T24"> </text:span><text:span text:style-name="T15">{</text:span></text:p>
        </text:list-item>
        <text:list-item>
          <text:p text:style-name="P32">            <text:span text:style-name="T18">return</text:span><text:span text:style-name="T22">;</text:span></text:p>
        </text:list-item>
        <text:list-item>
          <text:p text:style-name="P32">        <text:span text:style-name="T15">}</text:span></text:p>
        </text:list-item>
        <text:list-item>
          <text:p text:style-name="P32">        <text:span text:style-name="T24">get_nodes1</text:span><text:span text:style-name="T15">(</text:span><text:span text:style-name="T24">node</text:span><text:span text:style-name="T26">-</text:span><text:span text:style-name="T16">&gt;</text:span><text:span text:style-name="T24">Left,v</text:span><text:span text:style-name="T15">)</text:span><text:span text:style-name="T22">;</text:span></text:p>
        </text:list-item>
        <text:list-item>
          <text:p text:style-name="P32"><text:soft-page-break/>        <text:span text:style-name="T24">v.</text:span><text:span text:style-name="T28">push_back</text:span><text:span text:style-name="T15">(</text:span><text:span text:style-name="T24">node</text:span><text:span text:style-name="T26">-</text:span><text:span text:style-name="T16">&gt;</text:span><text:span text:style-name="T24">Id</text:span><text:span text:style-name="T15">)</text:span><text:span text:style-name="T22">;</text:span></text:p>
        </text:list-item>
        <text:list-item>
          <text:p text:style-name="P32">        <text:span text:style-name="T24">get_nodes1</text:span><text:span text:style-name="T15">(</text:span><text:span text:style-name="T24">node</text:span><text:span text:style-name="T26">-</text:span><text:span text:style-name="T16">&gt;</text:span><text:span text:style-name="T24">Right, v</text:span><text:span text:style-name="T15">)</text:span><text:span text:style-name="T22">;</text:span></text:p>
        </text:list-item>
        <text:list-item>
          <text:p text:style-name="P32">    <text:span text:style-name="T15">}</text:span></text:p>
        </text:list-item>
        <text:list-item>
          <text:p text:style-name="P32"> <text:span text:style-name="T24">std</text:span><text:span text:style-name="T22">::</text:span><text:span text:style-name="T28">vector</text:span><text:span text:style-name="T16">&lt;</text:span><text:span text:style-name="T18">int</text:span><text:span text:style-name="T16">&gt;</text:span><text:span text:style-name="T24"> get_nodes</text:span><text:span text:style-name="T15">(</text:span><text:span text:style-name="T24">TNode</text:span><text:span text:style-name="T26">*</text:span><text:span text:style-name="T24"> head</text:span><text:span text:style-name="T15">)</text:span><text:span text:style-name="T24">  </text:span><text:span text:style-name="T15">{</text:span></text:p>
        </text:list-item>
        <text:list-item>
          <text:p text:style-name="P32">        <text:span text:style-name="T24">std</text:span><text:span text:style-name="T22">::</text:span><text:span text:style-name="T28">vector</text:span><text:span text:style-name="T16">&lt;</text:span><text:span text:style-name="T18">int</text:span><text:span text:style-name="T16">&gt;</text:span><text:span text:style-name="T24"> result</text:span><text:span text:style-name="T22">;</text:span></text:p>
        </text:list-item>
        <text:list-item>
          <text:p text:style-name="P32">        <text:span text:style-name="T24">get_nodes1</text:span><text:span text:style-name="T15">(</text:span><text:span text:style-name="T24">head, result</text:span><text:span text:style-name="T15">)</text:span><text:span text:style-name="T22">;</text:span></text:p>
        </text:list-item>
        <text:list-item>
          <text:p text:style-name="P32">        <text:span text:style-name="T18">return</text:span><text:span text:style-name="T24"> result</text:span><text:span text:style-name="T22">;</text:span></text:p>
        </text:list-item>
        <text:list-item>
          <text:p text:style-name="P32">    <text:span text:style-name="T15">}</text:span></text:p>
        </text:list-item>
        <text:list-item>
          <text:p text:style-name="P32"> </text:p>
        </text:list-item>
        <text:list-item>
          <text:p text:style-name="P33">TNode<text:span text:style-name="T25">*</text:span> AddElement<text:span text:style-name="T14">(</text:span>TNode<text:span text:style-name="T25">*</text:span> p, <text:span text:style-name="T17">unsigned</text:span> <text:span text:style-name="T17">long</text:span> <text:span text:style-name="T17">long</text:span> k<text:span text:style-name="T14">)</text:span> <text:span text:style-name="T14">{</text:span></text:p>
        </text:list-item>
        <text:list-item>
          <text:p text:style-name="P32">    <text:span text:style-name="T18">if</text:span><text:span text:style-name="T15">(</text:span><text:span text:style-name="T24"> </text:span><text:span text:style-name="T26">!</text:span><text:span text:style-name="T24">p </text:span><text:span text:style-name="T15">)</text:span><text:span text:style-name="T24"> </text:span><text:span text:style-name="T15">{</text:span></text:p>
        </text:list-item>
        <text:list-item>
          <text:p text:style-name="P32">        <text:span text:style-name="T18">return</text:span><text:span text:style-name="T24"> </text:span><text:span text:style-name="T27">new</text:span><text:span text:style-name="T24"> TNode</text:span><text:span text:style-name="T15">(</text:span><text:span text:style-name="T24">k</text:span><text:span text:style-name="T15">)</text:span><text:span text:style-name="T22">;</text:span><text:span text:style-name="T24">  </text:span></text:p>
        </text:list-item>
        <text:list-item>
          <text:p text:style-name="P32">    <text:span text:style-name="T15">}</text:span></text:p>
        </text:list-item>
        <text:list-item>
          <text:p text:style-name="P32">    <text:span text:style-name="T18">if</text:span><text:span text:style-name="T24"> </text:span><text:span text:style-name="T15">(</text:span><text:span text:style-name="T24">k</text:span><text:span text:style-name="T16">&lt;</text:span><text:span text:style-name="T24">p</text:span><text:span text:style-name="T26">-</text:span><text:span text:style-name="T16">&gt;</text:span><text:span text:style-name="T24">Id</text:span><text:span text:style-name="T15">)</text:span><text:span text:style-name="T24"> </text:span><text:span text:style-name="T15">{</text:span></text:p>
        </text:list-item>
        <text:list-item>
          <text:p text:style-name="P32">        <text:span text:style-name="T24">p</text:span><text:span text:style-name="T26">-</text:span><text:span text:style-name="T16">&gt;</text:span><text:span text:style-name="T24">Left </text:span><text:span text:style-name="T16">=</text:span><text:span text:style-name="T24"> AddElement</text:span><text:span text:style-name="T15">(</text:span><text:span text:style-name="T24">p</text:span><text:span text:style-name="T26">-</text:span><text:span text:style-name="T16">&gt;</text:span><text:span text:style-name="T24">Left,k</text:span><text:span text:style-name="T15">)</text:span><text:span text:style-name="T22">;</text:span></text:p>
        </text:list-item>
        <text:list-item>
          <text:p text:style-name="P32">    <text:span text:style-name="T15">}</text:span></text:p>
        </text:list-item>
        <text:list-item>
          <text:p text:style-name="P32">    <text:span text:style-name="T18">else</text:span><text:span text:style-name="T24"> </text:span><text:span text:style-name="T18">if</text:span><text:span text:style-name="T24"> </text:span><text:span text:style-name="T15">(</text:span><text:span text:style-name="T24">k</text:span><text:span text:style-name="T16">&gt;</text:span><text:span text:style-name="T24">p</text:span><text:span text:style-name="T26">-</text:span><text:span text:style-name="T16">&gt;</text:span><text:span text:style-name="T24">Id</text:span><text:span text:style-name="T15">)</text:span><text:span text:style-name="T24"> </text:span><text:span text:style-name="T15">{</text:span></text:p>
        </text:list-item>
        <text:list-item>
          <text:p text:style-name="P32">        <text:span text:style-name="T24">p</text:span><text:span text:style-name="T26">-</text:span><text:span text:style-name="T16">&gt;</text:span><text:span text:style-name="T24">Right </text:span><text:span text:style-name="T16">=</text:span><text:span text:style-name="T24"> AddElement</text:span><text:span text:style-name="T15">(</text:span><text:span text:style-name="T24">p</text:span><text:span text:style-name="T26">-</text:span><text:span text:style-name="T16">&gt;</text:span><text:span text:style-name="T24">Right,k</text:span><text:span text:style-name="T15">)</text:span><text:span text:style-name="T22">;</text:span></text:p>
        </text:list-item>
        <text:list-item>
          <text:p text:style-name="P32">    <text:span text:style-name="T15">}</text:span></text:p>
        </text:list-item>
        <text:list-item>
          <text:p text:style-name="P32">    <text:span text:style-name="T18">return</text:span><text:span text:style-name="T24"> BalanceTree</text:span><text:span text:style-name="T15">(</text:span><text:span text:style-name="T24">p</text:span><text:span text:style-name="T15">)</text:span><text:span text:style-name="T22">;</text:span></text:p>
        </text:list-item>
        <text:list-item>
          <text:p text:style-name="P34">}</text:p>
        </text:list-item>
        <text:list-item>
          <text:p text:style-name="P33">TNode<text:span text:style-name="T25">*</text:span> FindMinimum<text:span text:style-name="T14">(</text:span>TNode<text:span text:style-name="T25">*</text:span> p<text:span text:style-name="T14">)</text:span>  <text:span text:style-name="T14">{</text:span></text:p>
        </text:list-item>
        <text:list-item>
          <text:p text:style-name="P32">    <text:span text:style-name="T18">if</text:span><text:span text:style-name="T24"> </text:span><text:span text:style-name="T15">(</text:span><text:span text:style-name="T24">p</text:span><text:span text:style-name="T26">-</text:span><text:span text:style-name="T16">&gt;</text:span><text:span text:style-name="T24">Left</text:span><text:span text:style-name="T16">==</text:span><text:span text:style-name="T27">0</text:span><text:span text:style-name="T15">)</text:span><text:span text:style-name="T24"> </text:span><text:span text:style-name="T15">{</text:span></text:p>
        </text:list-item>
        <text:list-item>
          <text:p text:style-name="P32">        <text:span text:style-name="T18">return</text:span><text:span text:style-name="T24"> p</text:span><text:span text:style-name="T22">;</text:span></text:p>
        </text:list-item>
        <text:list-item>
          <text:p text:style-name="P32">    <text:span text:style-name="T15">}</text:span></text:p>
        </text:list-item>
        <text:list-item>
          <text:p text:style-name="P32">    <text:span text:style-name="T18">return</text:span><text:span text:style-name="T24"> FindMinimum</text:span><text:span text:style-name="T15">(</text:span><text:span text:style-name="T24">p</text:span><text:span text:style-name="T26">-</text:span><text:span text:style-name="T16">&gt;</text:span><text:span text:style-name="T24">Left</text:span><text:span text:style-name="T15">)</text:span><text:span text:style-name="T22">;</text:span></text:p>
        </text:list-item>
        <text:list-item>
          <text:p text:style-name="P34">}</text:p>
        </text:list-item>
        <text:list-item>
          <text:p text:style-name="P33">TNode<text:span text:style-name="T25">*</text:span> RemoveMinimum<text:span text:style-name="T14">(</text:span>TNode<text:span text:style-name="T25">*</text:span> p<text:span text:style-name="T14">)</text:span></text:p>
        </text:list-item>
        <text:list-item>
          <text:p text:style-name="P34">{</text:p>
        </text:list-item>
        <text:list-item>
          <text:p text:style-name="P32">    <text:span text:style-name="T18">if</text:span><text:span text:style-name="T15">(</text:span><text:span text:style-name="T24"> p</text:span><text:span text:style-name="T26">-</text:span><text:span text:style-name="T16">&gt;</text:span><text:span text:style-name="T24">Left</text:span><text:span text:style-name="T16">==</text:span><text:span text:style-name="T27">0</text:span><text:span text:style-name="T24"> </text:span><text:span text:style-name="T15">)</text:span><text:span text:style-name="T24"> </text:span><text:span text:style-name="T15">{</text:span></text:p>
        </text:list-item>
        <text:list-item>
          <text:p text:style-name="P32">        <text:span text:style-name="T18">return</text:span><text:span text:style-name="T24"> p</text:span><text:span text:style-name="T26">-</text:span><text:span text:style-name="T16">&gt;</text:span><text:span text:style-name="T24">Right</text:span><text:span text:style-name="T22">;</text:span></text:p>
        </text:list-item>
        <text:list-item>
          <text:p text:style-name="P32">    <text:span text:style-name="T15">}</text:span></text:p>
        </text:list-item>
        <text:list-item>
          <text:p text:style-name="P32">    <text:span text:style-name="T24">p</text:span><text:span text:style-name="T26">-</text:span><text:span text:style-name="T16">&gt;</text:span><text:span text:style-name="T24">Left </text:span><text:span text:style-name="T16">=</text:span><text:span text:style-name="T24"> RemoveMinimum</text:span><text:span text:style-name="T15">(</text:span><text:span text:style-name="T24">p</text:span><text:span text:style-name="T26">-</text:span><text:span text:style-name="T16">&gt;</text:span><text:span text:style-name="T24">Left</text:span><text:span text:style-name="T15">)</text:span><text:span text:style-name="T22">;</text:span></text:p>
        </text:list-item>
        <text:list-item>
          <text:p text:style-name="P32">    <text:span text:style-name="T18">return</text:span><text:span text:style-name="T24"> BalanceTree</text:span><text:span text:style-name="T15">(</text:span><text:span text:style-name="T24">p</text:span><text:span text:style-name="T15">)</text:span><text:span text:style-name="T22">;</text:span></text:p>
        </text:list-item>
        <text:list-item>
          <text:p text:style-name="P34">}</text:p>
        </text:list-item>
        <text:list-item>
          <text:p text:style-name="P33">TNode<text:span text:style-name="T25">*</text:span> RemoveElement<text:span text:style-name="T14">(</text:span>TNode<text:span text:style-name="T25">*</text:span> p, <text:span text:style-name="T17">unsigned</text:span> <text:span text:style-name="T17">long</text:span> <text:span text:style-name="T17">long</text:span> k<text:span text:style-name="T14">)</text:span> <text:span text:style-name="T14">{</text:span></text:p>
        </text:list-item>
        <text:list-item>
          <text:p text:style-name="P32">    <text:span text:style-name="T18">if</text:span><text:span text:style-name="T24"> </text:span><text:span text:style-name="T15">(</text:span><text:span text:style-name="T26">!</text:span><text:span text:style-name="T24">p</text:span><text:span text:style-name="T15">)</text:span><text:span text:style-name="T24"> </text:span><text:span text:style-name="T15">{</text:span></text:p>
        </text:list-item>
        <text:list-item>
          <text:p text:style-name="P32">        <text:span text:style-name="T18">return</text:span><text:span text:style-name="T24"> </text:span><text:span text:style-name="T27">0</text:span><text:span text:style-name="T22">;</text:span></text:p>
        </text:list-item>
        <text:list-item>
          <text:p text:style-name="P32">    <text:span text:style-name="T15">}</text:span></text:p>
        </text:list-item>
        <text:list-item>
          <text:p text:style-name="P32">    <text:span text:style-name="T18">if</text:span><text:span text:style-name="T15">(</text:span><text:span text:style-name="T24">k</text:span><text:span text:style-name="T16">&lt;</text:span><text:span text:style-name="T24">p</text:span><text:span text:style-name="T26">-</text:span><text:span text:style-name="T16">&gt;</text:span><text:span text:style-name="T24">Id</text:span><text:span text:style-name="T15">)</text:span><text:span text:style-name="T24"> </text:span><text:span text:style-name="T15">{</text:span></text:p>
        </text:list-item>
        <text:list-item>
          <text:p text:style-name="P32">        <text:span text:style-name="T24">p</text:span><text:span text:style-name="T26">-</text:span><text:span text:style-name="T16">&gt;</text:span><text:span text:style-name="T24">Left </text:span><text:span text:style-name="T16">=</text:span><text:span text:style-name="T24"> RemoveElement</text:span><text:span text:style-name="T15">(</text:span><text:span text:style-name="T24">p</text:span><text:span text:style-name="T26">-</text:span><text:span text:style-name="T16">&gt;</text:span><text:span text:style-name="T24">Left,k</text:span><text:span text:style-name="T15">)</text:span><text:span text:style-name="T22">;</text:span></text:p>
        </text:list-item>
        <text:list-item>
          <text:p text:style-name="P32">    <text:span text:style-name="T15">}</text:span></text:p>
        </text:list-item>
        <text:list-item>
          <text:p text:style-name="P32"><text:soft-page-break/>    <text:span text:style-name="T18">else</text:span><text:span text:style-name="T24"> </text:span><text:span text:style-name="T18">if</text:span><text:span text:style-name="T15">(</text:span><text:span text:style-name="T24">k</text:span><text:span text:style-name="T16">&gt;</text:span><text:span text:style-name="T24">p</text:span><text:span text:style-name="T26">-</text:span><text:span text:style-name="T16">&gt;</text:span><text:span text:style-name="T24">Id</text:span><text:span text:style-name="T15">)</text:span><text:span text:style-name="T24"> </text:span><text:span text:style-name="T15">{</text:span></text:p>
        </text:list-item>
        <text:list-item>
          <text:p text:style-name="P32">        <text:span text:style-name="T24">p</text:span><text:span text:style-name="T26">-</text:span><text:span text:style-name="T16">&gt;</text:span><text:span text:style-name="T24">Right </text:span><text:span text:style-name="T16">=</text:span><text:span text:style-name="T24"> RemoveElement</text:span><text:span text:style-name="T15">(</text:span><text:span text:style-name="T24">p</text:span><text:span text:style-name="T26">-</text:span><text:span text:style-name="T16">&gt;</text:span><text:span text:style-name="T24">Right,k</text:span><text:span text:style-name="T15">)</text:span><text:span text:style-name="T22">;</text:span></text:p>
        </text:list-item>
        <text:list-item>
          <text:p text:style-name="P32">    <text:span text:style-name="T15">}</text:span></text:p>
        </text:list-item>
        <text:list-item>
          <text:p text:style-name="P32">    <text:span text:style-name="T18">if</text:span><text:span text:style-name="T24"> </text:span><text:span text:style-name="T15">(</text:span><text:span text:style-name="T24">k</text:span><text:span text:style-name="T16">==</text:span><text:span text:style-name="T24">p</text:span><text:span text:style-name="T26">-</text:span><text:span text:style-name="T16">&gt;</text:span><text:span text:style-name="T24">Id</text:span><text:span text:style-name="T15">)</text:span><text:span text:style-name="T24"> </text:span><text:span text:style-name="T15">{</text:span></text:p>
        </text:list-item>
        <text:list-item>
          <text:p text:style-name="P32">        <text:span text:style-name="T24">TNode</text:span><text:span text:style-name="T26">*</text:span><text:span text:style-name="T24"> q </text:span><text:span text:style-name="T16">=</text:span><text:span text:style-name="T24"> p</text:span><text:span text:style-name="T26">-</text:span><text:span text:style-name="T16">&gt;</text:span><text:span text:style-name="T24">Left</text:span><text:span text:style-name="T22">;</text:span></text:p>
        </text:list-item>
        <text:list-item>
          <text:p text:style-name="P32">        <text:span text:style-name="T24">TNode</text:span><text:span text:style-name="T26">*</text:span><text:span text:style-name="T24"> r </text:span><text:span text:style-name="T16">=</text:span><text:span text:style-name="T24"> p</text:span><text:span text:style-name="T26">-</text:span><text:span text:style-name="T16">&gt;</text:span><text:span text:style-name="T24">Right</text:span><text:span text:style-name="T22">;</text:span></text:p>
        </text:list-item>
        <text:list-item>
          <text:p text:style-name="P32">        <text:span text:style-name="T27">delete</text:span><text:span text:style-name="T24"> p</text:span><text:span text:style-name="T22">;</text:span></text:p>
        </text:list-item>
        <text:list-item>
          <text:p text:style-name="P32">        <text:span text:style-name="T18">if</text:span><text:span text:style-name="T24"> </text:span><text:span text:style-name="T15">(</text:span><text:span text:style-name="T24">r</text:span><text:span text:style-name="T16">==</text:span><text:span text:style-name="T27">0</text:span><text:span text:style-name="T15">)</text:span><text:span text:style-name="T24"> </text:span><text:span text:style-name="T15">{</text:span></text:p>
        </text:list-item>
        <text:list-item>
          <text:p text:style-name="P32">            <text:span text:style-name="T18">return</text:span><text:span text:style-name="T24"> q</text:span><text:span text:style-name="T22">;</text:span></text:p>
        </text:list-item>
        <text:list-item>
          <text:p text:style-name="P32">        <text:span text:style-name="T15">}</text:span></text:p>
        </text:list-item>
        <text:list-item>
          <text:p text:style-name="P32">        <text:span text:style-name="T24">TNode</text:span><text:span text:style-name="T26">*</text:span><text:span text:style-name="T24"> min </text:span><text:span text:style-name="T16">=</text:span><text:span text:style-name="T24"> FindMinimum</text:span><text:span text:style-name="T15">(</text:span><text:span text:style-name="T24">r</text:span><text:span text:style-name="T15">)</text:span><text:span text:style-name="T22">;</text:span></text:p>
        </text:list-item>
        <text:list-item>
          <text:p text:style-name="P32">        <text:span text:style-name="T24">min</text:span><text:span text:style-name="T26">-</text:span><text:span text:style-name="T16">&gt;</text:span><text:span text:style-name="T24">Right </text:span><text:span text:style-name="T16">=</text:span><text:span text:style-name="T24"> RemoveMinimum</text:span><text:span text:style-name="T15">(</text:span><text:span text:style-name="T24">r</text:span><text:span text:style-name="T15">)</text:span><text:span text:style-name="T22">;</text:span></text:p>
        </text:list-item>
        <text:list-item>
          <text:p text:style-name="P32">        <text:span text:style-name="T24">min</text:span><text:span text:style-name="T26">-</text:span><text:span text:style-name="T16">&gt;</text:span><text:span text:style-name="T24">Left </text:span><text:span text:style-name="T16">=</text:span><text:span text:style-name="T24"> q</text:span><text:span text:style-name="T22">;</text:span></text:p>
        </text:list-item>
        <text:list-item>
          <text:p text:style-name="P32">        <text:span text:style-name="T18">return</text:span><text:span text:style-name="T24"> BalanceTree</text:span><text:span text:style-name="T15">(</text:span><text:span text:style-name="T24">min</text:span><text:span text:style-name="T15">)</text:span><text:span text:style-name="T22">;</text:span></text:p>
        </text:list-item>
        <text:list-item>
          <text:p text:style-name="P32">    <text:span text:style-name="T15">}</text:span></text:p>
        </text:list-item>
        <text:list-item>
          <text:p text:style-name="P32">    <text:span text:style-name="T18">return</text:span><text:span text:style-name="T24"> BalanceTree</text:span><text:span text:style-name="T15">(</text:span><text:span text:style-name="T24">p</text:span><text:span text:style-name="T15">)</text:span><text:span text:style-name="T22">;</text:span></text:p>
        </text:list-item>
        <text:list-item>
          <text:p text:style-name="P32">   </text:p>
        </text:list-item>
        <text:list-item>
          <text:p text:style-name="P34">}</text:p>
        </text:list-item>
        <text:list-item>
          <text:p text:style-name="P33"><text:span text:style-name="T17">void</text:span> RemoveTree<text:span text:style-name="T14">(</text:span>TNode<text:span text:style-name="T25">*</text:span> p<text:span text:style-name="T14">)</text:span> <text:span text:style-name="T14">{</text:span></text:p>
        </text:list-item>
        <text:list-item>
          <text:p text:style-name="P32">    <text:span text:style-name="T18">if</text:span><text:span text:style-name="T24"> </text:span><text:span text:style-name="T15">(</text:span><text:span text:style-name="T26">!</text:span><text:span text:style-name="T24">p</text:span><text:span text:style-name="T15">)</text:span><text:span text:style-name="T24"> </text:span><text:span text:style-name="T15">{</text:span></text:p>
        </text:list-item>
        <text:list-item>
          <text:p text:style-name="P32">        <text:span text:style-name="T18">return</text:span><text:span text:style-name="T22">;</text:span></text:p>
        </text:list-item>
        <text:list-item>
          <text:p text:style-name="P32">    <text:span text:style-name="T15">}</text:span></text:p>
        </text:list-item>
        <text:list-item>
          <text:p text:style-name="P32">    <text:span text:style-name="T24">RemoveTree</text:span><text:span text:style-name="T15">(</text:span><text:span text:style-name="T24">p</text:span><text:span text:style-name="T26">-</text:span><text:span text:style-name="T16">&gt;</text:span><text:span text:style-name="T24">Left</text:span><text:span text:style-name="T15">)</text:span><text:span text:style-name="T22">;</text:span></text:p>
        </text:list-item>
        <text:list-item>
          <text:p text:style-name="P32">    <text:span text:style-name="T24">RemoveTree</text:span><text:span text:style-name="T15">(</text:span><text:span text:style-name="T24">p</text:span><text:span text:style-name="T26">-</text:span><text:span text:style-name="T16">&gt;</text:span><text:span text:style-name="T24">Right</text:span><text:span text:style-name="T15">)</text:span><text:span text:style-name="T22">;</text:span></text:p>
        </text:list-item>
        <text:list-item>
          <text:p text:style-name="P32">    <text:span text:style-name="T27">delete</text:span><text:span text:style-name="T24"> p</text:span><text:span text:style-name="T22">;</text:span></text:p>
        </text:list-item>
        <text:list-item>
          <text:p text:style-name="P34">}</text:p>
        </text:list-item>
        <text:list-item>
          <text:p text:style-name="P33">TNode<text:span text:style-name="T25">*</text:span> FindById<text:span text:style-name="T14">(</text:span>TNode<text:span text:style-name="T25">*</text:span> p, <text:span text:style-name="T17">unsigned</text:span> <text:span text:style-name="T17">long</text:span> <text:span text:style-name="T17">long</text:span> Id<text:span text:style-name="T14">)</text:span> <text:span text:style-name="T14">{</text:span></text:p>
        </text:list-item>
        <text:list-item>
          <text:p text:style-name="P32">    <text:span text:style-name="T18">if</text:span><text:span text:style-name="T24"> </text:span><text:span text:style-name="T15">(</text:span><text:span text:style-name="T24">p</text:span><text:span text:style-name="T16">==</text:span><text:span text:style-name="T27">0</text:span><text:span text:style-name="T15">)</text:span><text:span text:style-name="T24"> </text:span><text:span text:style-name="T15">{</text:span></text:p>
        </text:list-item>
        <text:list-item>
          <text:p text:style-name="P32">        <text:span text:style-name="T18">return</text:span><text:span text:style-name="T24"> </text:span><text:span text:style-name="T27">0</text:span><text:span text:style-name="T22">;</text:span></text:p>
        </text:list-item>
        <text:list-item>
          <text:p text:style-name="P32">    <text:span text:style-name="T15">}</text:span></text:p>
        </text:list-item>
        <text:list-item>
          <text:p text:style-name="P32"> </text:p>
        </text:list-item>
        <text:list-item>
          <text:p text:style-name="P32">    <text:span text:style-name="T18">if</text:span><text:span text:style-name="T24"> </text:span><text:span text:style-name="T15">(</text:span><text:span text:style-name="T24">Id</text:span><text:span text:style-name="T16">&lt;</text:span><text:span text:style-name="T24">p</text:span><text:span text:style-name="T26">-</text:span><text:span text:style-name="T16">&gt;</text:span><text:span text:style-name="T24">Id</text:span><text:span text:style-name="T15">)</text:span><text:span text:style-name="T24"> </text:span><text:span text:style-name="T15">{</text:span></text:p>
        </text:list-item>
        <text:list-item>
          <text:p text:style-name="P32">        <text:span text:style-name="T18">return</text:span><text:span text:style-name="T24"> FindById</text:span><text:span text:style-name="T15">(</text:span><text:span text:style-name="T24">p</text:span><text:span text:style-name="T26">-</text:span><text:span text:style-name="T16">&gt;</text:span><text:span text:style-name="T24">Left,Id</text:span><text:span text:style-name="T15">)</text:span><text:span text:style-name="T22">;</text:span></text:p>
        </text:list-item>
        <text:list-item>
          <text:p text:style-name="P32">    <text:span text:style-name="T15">}</text:span></text:p>
        </text:list-item>
        <text:list-item>
          <text:p text:style-name="P32">    <text:span text:style-name="T18">if</text:span><text:span text:style-name="T24"> </text:span><text:span text:style-name="T15">(</text:span><text:span text:style-name="T24">Id</text:span><text:span text:style-name="T16">&gt;</text:span><text:span text:style-name="T24">p</text:span><text:span text:style-name="T26">-</text:span><text:span text:style-name="T16">&gt;</text:span><text:span text:style-name="T24">Id</text:span><text:span text:style-name="T15">)</text:span><text:span text:style-name="T24"> </text:span><text:span text:style-name="T15">{</text:span></text:p>
        </text:list-item>
        <text:list-item>
          <text:p text:style-name="P32">        <text:span text:style-name="T18">return</text:span><text:span text:style-name="T24"> FindById</text:span><text:span text:style-name="T15">(</text:span><text:span text:style-name="T24">p</text:span><text:span text:style-name="T26">-</text:span><text:span text:style-name="T16">&gt;</text:span><text:span text:style-name="T24">Right,Id</text:span><text:span text:style-name="T15">)</text:span><text:span text:style-name="T22">;</text:span></text:p>
        </text:list-item>
        <text:list-item>
          <text:p text:style-name="P32">    <text:span text:style-name="T15">}</text:span></text:p>
        </text:list-item>
        <text:list-item>
          <text:p text:style-name="P32">    <text:span text:style-name="T18">return</text:span><text:span text:style-name="T24"> p</text:span><text:span text:style-name="T22">;</text:span></text:p>
        </text:list-item>
        <text:list-item>
          <text:p text:style-name="P34">}</text:p>
        </text:list-item>
        <text:list-item>
          <text:p text:style-name="P32"> </text:p>
        </text:list-item>
        <text:list-item>
          <text:p text:style-name="P32"> </text:p>
        </text:list-item>
        <text:list-item>
          <text:p text:style-name="P33"><text:soft-page-break/><text:span text:style-name="T17">int</text:span> main<text:span text:style-name="T14">()</text:span> <text:span text:style-name="T14">{</text:span></text:p>
        </text:list-item>
        <text:list-item>
          <text:p text:style-name="P32">    <text:span text:style-name="T24">std</text:span><text:span text:style-name="T22">::</text:span><text:span text:style-name="T28">string</text:span><text:span text:style-name="T24"> command</text:span><text:span text:style-name="T22">;</text:span></text:p>
        </text:list-item>
        <text:list-item>
          <text:p text:style-name="P32">    <text:span text:style-name="T24">TNode</text:span><text:span text:style-name="T26">*</text:span><text:span text:style-name="T24"> head  </text:span><text:span text:style-name="T16">=</text:span><text:span text:style-name="T24"> </text:span><text:span text:style-name="T27">0</text:span><text:span text:style-name="T22">;</text:span></text:p>
        </text:list-item>
        <text:list-item>
          <text:p text:style-name="P32">    <text:span text:style-name="T18">size_t</text:span><text:span text:style-name="T24"> child_pid </text:span><text:span text:style-name="T16">=</text:span><text:span text:style-name="T24"> </text:span><text:span text:style-name="T27">0</text:span><text:span text:style-name="T22">;</text:span></text:p>
        </text:list-item>
        <text:list-item>
          <text:p text:style-name="P32">    <text:span text:style-name="T18">int</text:span><text:span text:style-name="T24"> child_id </text:span><text:span text:style-name="T16">=</text:span><text:span text:style-name="T24"> </text:span><text:span text:style-name="T27">0</text:span><text:span text:style-name="T22">;</text:span></text:p>
        </text:list-item>
        <text:list-item>
          <text:p text:style-name="P32">    <text:span text:style-name="T24">zmq</text:span><text:span text:style-name="T22">::</text:span><text:span text:style-name="T28">context_t</text:span><text:span text:style-name="T24"> context</text:span><text:span text:style-name="T15">(</text:span><text:span text:style-name="T27">1</text:span><text:span text:style-name="T15">)</text:span><text:span text:style-name="T22">;</text:span></text:p>
        </text:list-item>
        <text:list-item>
          <text:p text:style-name="P32">    <text:span text:style-name="T24">zmq</text:span><text:span text:style-name="T22">::</text:span><text:span text:style-name="T28">socket_t</text:span><text:span text:style-name="T24"> main_socket</text:span><text:span text:style-name="T15">(</text:span><text:span text:style-name="T24">context, ZMQ_REQ</text:span><text:span text:style-name="T15">)</text:span><text:span text:style-name="T22">;</text:span></text:p>
        </text:list-item>
        <text:list-item>
          <text:p text:style-name="P32">    <text:span text:style-name="T18">int</text:span><text:span text:style-name="T24"> linger </text:span><text:span text:style-name="T16">=</text:span><text:span text:style-name="T24"> </text:span><text:span text:style-name="T27">0</text:span><text:span text:style-name="T22">;</text:span></text:p>
        </text:list-item>
        <text:list-item>
          <text:p text:style-name="P32">    <text:span text:style-name="T24">main_socket.</text:span><text:span text:style-name="T28">setsockopt</text:span><text:span text:style-name="T15">(</text:span><text:span text:style-name="T24">ZMQ_SNDTIMEO, </text:span><text:span text:style-name="T27">2000</text:span><text:span text:style-name="T15">)</text:span><text:span text:style-name="T22">;</text:span></text:p>
        </text:list-item>
        <text:list-item>
          <text:p text:style-name="P32">    <text:span text:style-name="T29">//main_socket.setsockopt(ZMQ_RCVTIMEO, 2000);</text:span></text:p>
        </text:list-item>
        <text:list-item>
          <text:p text:style-name="P32">    <text:span text:style-name="T24">main_socket.</text:span><text:span text:style-name="T28">setsockopt</text:span><text:span text:style-name="T15">(</text:span><text:span text:style-name="T24">ZMQ_LINGER, </text:span><text:span text:style-name="T26">&amp;</text:span><text:span text:style-name="T24">linger, </text:span><text:span text:style-name="T27">sizeof</text:span><text:span text:style-name="T15">(</text:span><text:span text:style-name="T24">linger</text:span><text:span text:style-name="T15">))</text:span><text:span text:style-name="T22">;</text:span></text:p>
        </text:list-item>
        <text:list-item>
          <text:p text:style-name="P32">    <text:span text:style-name="T29">//main_socket.connect(get_connect_name(30000));</text:span></text:p>
        </text:list-item>
        <text:list-item>
          <text:p text:style-name="P32">    <text:span text:style-name="T18">int</text:span><text:span text:style-name="T24"> port </text:span><text:span text:style-name="T16">=</text:span><text:span text:style-name="T24"> bind_socket</text:span><text:span text:style-name="T15">(</text:span><text:span text:style-name="T24">main_socket</text:span><text:span text:style-name="T15">)</text:span><text:span text:style-name="T22">;</text:span></text:p>
        </text:list-item>
        <text:list-item>
          <text:p text:style-name="P32"> </text:p>
        </text:list-item>
        <text:list-item>
          <text:p text:style-name="P32">    <text:span text:style-name="T18">while</text:span><text:span text:style-name="T24"> </text:span><text:span text:style-name="T15">(</text:span><text:span text:style-name="T18">true</text:span><text:span text:style-name="T15">)</text:span><text:span text:style-name="T24"> </text:span><text:span text:style-name="T15">{</text:span></text:p>
        </text:list-item>
        <text:list-item>
          <text:p text:style-name="P32">        <text:span text:style-name="T24">std</text:span><text:span text:style-name="T22">::</text:span><text:span text:style-name="T27">cin</text:span><text:span text:style-name="T24"> </text:span><text:span text:style-name="T16">&gt;&gt;</text:span><text:span text:style-name="T24"> command</text:span><text:span text:style-name="T22">;</text:span></text:p>
        </text:list-item>
        <text:list-item>
          <text:p text:style-name="P32">        <text:span text:style-name="T18">if</text:span><text:span text:style-name="T24"> </text:span><text:span text:style-name="T15">(</text:span><text:span text:style-name="T24">command </text:span><text:span text:style-name="T16">==</text:span><text:span text:style-name="T24"> </text:span><text:span text:style-name="T30">"create"</text:span><text:span text:style-name="T15">)</text:span><text:span text:style-name="T24"> </text:span><text:span text:style-name="T15">{</text:span></text:p>
        </text:list-item>
        <text:list-item>
          <text:p text:style-name="P32">            <text:span text:style-name="T18">size_t</text:span><text:span text:style-name="T24"> node_id</text:span><text:span text:style-name="T22">;</text:span></text:p>
        </text:list-item>
        <text:list-item>
          <text:p text:style-name="P32">            <text:span text:style-name="T24">std</text:span><text:span text:style-name="T22">::</text:span><text:span text:style-name="T28">string</text:span><text:span text:style-name="T24"> result</text:span><text:span text:style-name="T22">;</text:span></text:p>
        </text:list-item>
        <text:list-item>
          <text:p text:style-name="P32">            <text:span text:style-name="T24">std</text:span><text:span text:style-name="T22">::</text:span><text:span text:style-name="T27">cin</text:span><text:span text:style-name="T24"> </text:span><text:span text:style-name="T16">&gt;&gt;</text:span><text:span text:style-name="T24"> node_id</text:span><text:span text:style-name="T22">;</text:span></text:p>
        </text:list-item>
        <text:list-item>
          <text:p text:style-name="P32">            <text:span text:style-name="T18">if</text:span><text:span text:style-name="T24"> </text:span><text:span text:style-name="T15">(</text:span><text:span text:style-name="T24">child_pid </text:span><text:span text:style-name="T16">==</text:span><text:span text:style-name="T24"> </text:span><text:span text:style-name="T27">0</text:span><text:span text:style-name="T15">)</text:span><text:span text:style-name="T24"> </text:span><text:span text:style-name="T15">{</text:span></text:p>
        </text:list-item>
        <text:list-item>
          <text:p text:style-name="P32">                <text:span text:style-name="T24">child_pid </text:span><text:span text:style-name="T16">=</text:span><text:span text:style-name="T24"> fork</text:span><text:span text:style-name="T15">()</text:span><text:span text:style-name="T22">;</text:span></text:p>
        </text:list-item>
        <text:list-item>
          <text:p text:style-name="P32">                <text:span text:style-name="T18">if</text:span><text:span text:style-name="T24"> </text:span><text:span text:style-name="T15">(</text:span><text:span text:style-name="T24">child_pid </text:span><text:span text:style-name="T16">==</text:span><text:span text:style-name="T24"> </text:span><text:span text:style-name="T26">-</text:span><text:span text:style-name="T27">1</text:span><text:span text:style-name="T15">)</text:span><text:span text:style-name="T24"> </text:span><text:span text:style-name="T15">{</text:span></text:p>
        </text:list-item>
        <text:list-item>
          <text:p text:style-name="P32">                    <text:span text:style-name="T24">std</text:span><text:span text:style-name="T22">::</text:span><text:span text:style-name="T27">cout</text:span><text:span text:style-name="T24"> </text:span><text:span text:style-name="T16">&lt;&lt;</text:span><text:span text:style-name="T24"> </text:span><text:span text:style-name="T30">"Unable to create first worker node</text:span><text:span text:style-name="T31">\n</text:span><text:span text:style-name="T30">"</text:span><text:span text:style-name="T22">;</text:span></text:p>
        </text:list-item>
        <text:list-item>
          <text:p text:style-name="P32">                    <text:span text:style-name="T24">child_pid </text:span><text:span text:style-name="T16">=</text:span><text:span text:style-name="T24"> </text:span><text:span text:style-name="T27">0</text:span><text:span text:style-name="T22">;</text:span></text:p>
        </text:list-item>
        <text:list-item>
          <text:p text:style-name="P32">                    <text:span text:style-name="T27">exit</text:span><text:span text:style-name="T15">(</text:span><text:span text:style-name="T27">1</text:span><text:span text:style-name="T15">)</text:span><text:span text:style-name="T22">;</text:span></text:p>
        </text:list-item>
        <text:list-item>
          <text:p text:style-name="P32">                <text:span text:style-name="T15">}</text:span><text:span text:style-name="T24"> </text:span><text:span text:style-name="T18">else</text:span><text:span text:style-name="T24"> </text:span><text:span text:style-name="T18">if</text:span><text:span text:style-name="T24"> </text:span><text:span text:style-name="T15">(</text:span><text:span text:style-name="T24">child_pid </text:span><text:span text:style-name="T16">==</text:span><text:span text:style-name="T24"> </text:span><text:span text:style-name="T27">0</text:span><text:span text:style-name="T15">)</text:span><text:span text:style-name="T24"> </text:span><text:span text:style-name="T15">{</text:span></text:p>
        </text:list-item>
        <text:list-item>
          <text:p text:style-name="P32">                    <text:span text:style-name="T24">create_node</text:span><text:span text:style-name="T15">(</text:span><text:span text:style-name="T24">node_id, port</text:span><text:span text:style-name="T15">)</text:span><text:span text:style-name="T22">;</text:span></text:p>
        </text:list-item>
        <text:list-item>
          <text:p text:style-name="P32">                <text:span text:style-name="T15">}</text:span><text:span text:style-name="T24"> </text:span><text:span text:style-name="T18">else</text:span><text:span text:style-name="T24"> </text:span><text:span text:style-name="T15">{</text:span></text:p>
        </text:list-item>
        <text:list-item>
          <text:p text:style-name="P32">                    <text:span text:style-name="T24">child_id </text:span><text:span text:style-name="T16">=</text:span><text:span text:style-name="T24"> node_id</text:span><text:span text:style-name="T22">;</text:span></text:p>
        </text:list-item>
        <text:list-item>
          <text:p text:style-name="P32">                    <text:span text:style-name="T24">send_message</text:span><text:span text:style-name="T15">(</text:span><text:span text:style-name="T24">main_socket,</text:span><text:span text:style-name="T30">"pid"</text:span><text:span text:style-name="T15">)</text:span><text:span text:style-name="T22">;</text:span></text:p>
        </text:list-item>
        <text:list-item>
          <text:p text:style-name="P32">                    <text:span text:style-name="T24">result </text:span><text:span text:style-name="T16">=</text:span><text:span text:style-name="T24"> recieve_message</text:span><text:span text:style-name="T15">(</text:span><text:span text:style-name="T24">main_socket</text:span><text:span text:style-name="T15">)</text:span><text:span text:style-name="T22">;</text:span></text:p>
        </text:list-item>
        <text:list-item>
          <text:p text:style-name="P32"> </text:p>
        </text:list-item>
        <text:list-item>
          <text:p text:style-name="P32">                <text:span text:style-name="T15">}</text:span></text:p>
        </text:list-item>
        <text:list-item>
          <text:p text:style-name="P32"> </text:p>
        </text:list-item>
        <text:list-item>
          <text:p text:style-name="P32">            <text:span text:style-name="T15">}</text:span><text:span text:style-name="T24"> </text:span><text:span text:style-name="T18">else</text:span><text:span text:style-name="T24"> </text:span><text:span text:style-name="T15">{</text:span></text:p>
        </text:list-item>
        <text:list-item>
          <text:p text:style-name="P35">//                if (child_id == node_id) {</text:p>
        </text:list-item>
        <text:list-item>
          <text:p text:style-name="P35">//                    std::cout &lt;&lt; "Error: Already exists";</text:p>
        </text:list-item>
        <text:list-item>
          <text:p text:style-name="P35">//                }</text:p>
        </text:list-item>
        <text:list-item>
          <text:p text:style-name="P32">                <text:span text:style-name="T24">std</text:span><text:span text:style-name="T22">::</text:span><text:span text:style-name="T28">ostringstream</text:span><text:span text:style-name="T24"> msg_stream</text:span><text:span text:style-name="T22">;</text:span></text:p>
        </text:list-item>
        <text:list-item>
          <text:p text:style-name="P32"><text:soft-page-break/>                <text:span text:style-name="T24">msg_stream </text:span><text:span text:style-name="T16">&lt;&lt;</text:span><text:span text:style-name="T24"> </text:span><text:span text:style-name="T30">"create "</text:span><text:span text:style-name="T24"> </text:span><text:span text:style-name="T16">&lt;&lt;</text:span><text:span text:style-name="T24"> node_id</text:span><text:span text:style-name="T22">;</text:span></text:p>
        </text:list-item>
        <text:list-item>
          <text:p text:style-name="P32">                <text:span text:style-name="T24">send_message</text:span><text:span text:style-name="T15">(</text:span><text:span text:style-name="T24">main_socket, msg_stream.</text:span><text:span text:style-name="T28">str</text:span><text:span text:style-name="T15">())</text:span><text:span text:style-name="T22">;</text:span></text:p>
        </text:list-item>
        <text:list-item>
          <text:p text:style-name="P32">                <text:span text:style-name="T24">result </text:span><text:span text:style-name="T16">=</text:span><text:span text:style-name="T24"> recieve_message</text:span><text:span text:style-name="T15">(</text:span><text:span text:style-name="T24">main_socket</text:span><text:span text:style-name="T15">)</text:span><text:span text:style-name="T22">;</text:span></text:p>
        </text:list-item>
        <text:list-item>
          <text:p text:style-name="P32">            <text:span text:style-name="T15">}</text:span></text:p>
        </text:list-item>
        <text:list-item>
          <text:p text:style-name="P32"> </text:p>
        </text:list-item>
        <text:list-item>
          <text:p text:style-name="P32">            <text:span text:style-name="T18">if</text:span><text:span text:style-name="T24"> </text:span><text:span text:style-name="T15">(</text:span><text:span text:style-name="T24">result.</text:span><text:span text:style-name="T28">substr</text:span><text:span text:style-name="T15">(</text:span><text:span text:style-name="T27">0</text:span><text:span text:style-name="T24">,</text:span><text:span text:style-name="T27">2</text:span><text:span text:style-name="T15">)</text:span><text:span text:style-name="T24"> </text:span><text:span text:style-name="T16">==</text:span><text:span text:style-name="T24"> </text:span><text:span text:style-name="T30">"Ok"</text:span><text:span text:style-name="T15">)</text:span><text:span text:style-name="T24"> </text:span><text:span text:style-name="T15">{</text:span></text:p>
        </text:list-item>
        <text:list-item>
          <text:p text:style-name="P32">                <text:span text:style-name="T24">head </text:span><text:span text:style-name="T16">=</text:span><text:span text:style-name="T24"> AddElement</text:span><text:span text:style-name="T15">(</text:span><text:span text:style-name="T24">head,node_id</text:span><text:span text:style-name="T15">)</text:span><text:span text:style-name="T22">;</text:span></text:p>
        </text:list-item>
        <text:list-item>
          <text:p text:style-name="P32">            <text:span text:style-name="T15">}</text:span></text:p>
        </text:list-item>
        <text:list-item>
          <text:p text:style-name="P32">            <text:span text:style-name="T24">std</text:span><text:span text:style-name="T22">::</text:span><text:span text:style-name="T27">cout</text:span><text:span text:style-name="T24"> </text:span><text:span text:style-name="T16">&lt;&lt;</text:span><text:span text:style-name="T24"> result </text:span><text:span text:style-name="T16">&lt;&lt;</text:span><text:span text:style-name="T24"> </text:span><text:span text:style-name="T30">"</text:span><text:span text:style-name="T31">\n</text:span><text:span text:style-name="T30">"</text:span><text:span text:style-name="T22">;</text:span></text:p>
        </text:list-item>
        <text:list-item>
          <text:p text:style-name="P32"> </text:p>
        </text:list-item>
        <text:list-item>
          <text:p text:style-name="P32">        <text:span text:style-name="T15">}</text:span><text:span text:style-name="T24"> </text:span><text:span text:style-name="T18">else</text:span><text:span text:style-name="T24"> </text:span><text:span text:style-name="T18">if</text:span><text:span text:style-name="T24"> </text:span><text:span text:style-name="T15">(</text:span><text:span text:style-name="T24">command </text:span><text:span text:style-name="T16">==</text:span><text:span text:style-name="T24"> </text:span><text:span text:style-name="T30">"remove"</text:span><text:span text:style-name="T15">)</text:span><text:span text:style-name="T24"> </text:span><text:span text:style-name="T15">{</text:span></text:p>
        </text:list-item>
        <text:list-item>
          <text:p text:style-name="P32">            <text:span text:style-name="T18">if</text:span><text:span text:style-name="T24"> </text:span><text:span text:style-name="T15">(</text:span><text:span text:style-name="T24">child_pid </text:span><text:span text:style-name="T16">==</text:span><text:span text:style-name="T24"> </text:span><text:span text:style-name="T27">0</text:span><text:span text:style-name="T15">)</text:span><text:span text:style-name="T24"> </text:span><text:span text:style-name="T15">{</text:span></text:p>
        </text:list-item>
        <text:list-item>
          <text:p text:style-name="P32">                <text:span text:style-name="T24">std</text:span><text:span text:style-name="T22">::</text:span><text:span text:style-name="T27">cout</text:span><text:span text:style-name="T24"> </text:span><text:span text:style-name="T16">&lt;&lt;</text:span><text:span text:style-name="T24"> </text:span><text:span text:style-name="T30">"Error:Not found</text:span><text:span text:style-name="T31">\n</text:span><text:span text:style-name="T30">"</text:span><text:span text:style-name="T22">;</text:span></text:p>
        </text:list-item>
        <text:list-item>
          <text:p text:style-name="P32">                <text:span text:style-name="T18">continue</text:span><text:span text:style-name="T22">;</text:span></text:p>
        </text:list-item>
        <text:list-item>
          <text:p text:style-name="P32">            <text:span text:style-name="T15">}</text:span></text:p>
        </text:list-item>
        <text:list-item>
          <text:p text:style-name="P32">            <text:span text:style-name="T18">size_t</text:span><text:span text:style-name="T24"> node_id</text:span><text:span text:style-name="T22">;</text:span></text:p>
        </text:list-item>
        <text:list-item>
          <text:p text:style-name="P32">            <text:span text:style-name="T24">std</text:span><text:span text:style-name="T22">::</text:span><text:span text:style-name="T27">cin</text:span><text:span text:style-name="T24"> </text:span><text:span text:style-name="T16">&gt;&gt;</text:span><text:span text:style-name="T24"> node_id</text:span><text:span text:style-name="T22">;</text:span></text:p>
        </text:list-item>
        <text:list-item>
          <text:p text:style-name="P32">            <text:span text:style-name="T18">if</text:span><text:span text:style-name="T24"> </text:span><text:span text:style-name="T15">(</text:span><text:span text:style-name="T24">node_id </text:span><text:span text:style-name="T16">==</text:span><text:span text:style-name="T24"> child_id</text:span><text:span text:style-name="T15">)</text:span><text:span text:style-name="T24"> </text:span><text:span text:style-name="T15">{</text:span></text:p>
        </text:list-item>
        <text:list-item>
          <text:p text:style-name="P32">                <text:span text:style-name="T24">kill</text:span><text:span text:style-name="T15">(</text:span><text:span text:style-name="T24">child_pid, </text:span><text:span text:style-name="T18">SIGTERM</text:span><text:span text:style-name="T15">)</text:span><text:span text:style-name="T22">;</text:span></text:p>
        </text:list-item>
        <text:list-item>
          <text:p text:style-name="P32">                <text:span text:style-name="T24">kill</text:span><text:span text:style-name="T15">(</text:span><text:span text:style-name="T24">child_pid, SIGKILL</text:span><text:span text:style-name="T15">)</text:span><text:span text:style-name="T22">;</text:span></text:p>
        </text:list-item>
        <text:list-item>
          <text:p text:style-name="P32">                <text:span text:style-name="T24">child_id </text:span><text:span text:style-name="T16">=</text:span><text:span text:style-name="T24"> </text:span><text:span text:style-name="T27">0</text:span><text:span text:style-name="T22">;</text:span></text:p>
        </text:list-item>
        <text:list-item>
          <text:p text:style-name="P32">                <text:span text:style-name="T24">child_pid </text:span><text:span text:style-name="T16">=</text:span><text:span text:style-name="T24"> </text:span><text:span text:style-name="T27">0</text:span><text:span text:style-name="T22">;</text:span></text:p>
        </text:list-item>
        <text:list-item>
          <text:p text:style-name="P32">                <text:span text:style-name="T24">std</text:span><text:span text:style-name="T22">::</text:span><text:span text:style-name="T27">cout</text:span><text:span text:style-name="T24"> </text:span><text:span text:style-name="T16">&lt;&lt;</text:span><text:span text:style-name="T24"> </text:span><text:span text:style-name="T30">"Ok</text:span><text:span text:style-name="T31">\n</text:span><text:span text:style-name="T30">"</text:span><text:span text:style-name="T22">;</text:span></text:p>
        </text:list-item>
        <text:list-item>
          <text:p text:style-name="P32">                <text:span text:style-name="T24">head </text:span><text:span text:style-name="T16">=</text:span><text:span text:style-name="T24"> RemoveElement</text:span><text:span text:style-name="T15">(</text:span><text:span text:style-name="T24">head,node_id</text:span><text:span text:style-name="T15">)</text:span><text:span text:style-name="T22">;</text:span></text:p>
        </text:list-item>
        <text:list-item>
          <text:p text:style-name="P32">                <text:span text:style-name="T18">continue</text:span><text:span text:style-name="T22">;</text:span></text:p>
        </text:list-item>
        <text:list-item>
          <text:p text:style-name="P32">            <text:span text:style-name="T15">}</text:span></text:p>
        </text:list-item>
        <text:list-item>
          <text:p text:style-name="P32">            <text:span text:style-name="T24">std</text:span><text:span text:style-name="T22">::</text:span><text:span text:style-name="T28">string</text:span><text:span text:style-name="T24"> message_string </text:span><text:span text:style-name="T16">=</text:span><text:span text:style-name="T24"> </text:span><text:span text:style-name="T30">"remove "</text:span><text:span text:style-name="T24"> </text:span><text:span text:style-name="T26">+</text:span><text:span text:style-name="T24"> std</text:span><text:span text:style-name="T22">::</text:span><text:span text:style-name="T28">to_string</text:span><text:span text:style-name="T15">(</text:span><text:span text:style-name="T24">node_id</text:span><text:span text:style-name="T15">)</text:span><text:span text:style-name="T22">;</text:span></text:p>
        </text:list-item>
        <text:list-item>
          <text:p text:style-name="P32">            <text:span text:style-name="T24">send_message</text:span><text:span text:style-name="T15">(</text:span><text:span text:style-name="T24">main_socket, message_string</text:span><text:span text:style-name="T15">)</text:span><text:span text:style-name="T22">;</text:span></text:p>
        </text:list-item>
        <text:list-item>
          <text:p text:style-name="P32">            <text:span text:style-name="T24">std</text:span><text:span text:style-name="T22">::</text:span><text:span text:style-name="T28">string</text:span><text:span text:style-name="T24"> recieved_message </text:span><text:span text:style-name="T16">=</text:span><text:span text:style-name="T24"> recieve_message</text:span><text:span text:style-name="T15">(</text:span><text:span text:style-name="T24">main_socket</text:span><text:span text:style-name="T15">)</text:span><text:span text:style-name="T22">;</text:span></text:p>
        </text:list-item>
        <text:list-item>
          <text:p text:style-name="P32">            <text:span text:style-name="T18">if</text:span><text:span text:style-name="T24"> </text:span><text:span text:style-name="T15">(</text:span><text:span text:style-name="T24">recieved_message.</text:span><text:span text:style-name="T28">substr</text:span><text:span text:style-name="T15">(</text:span><text:span text:style-name="T27">0</text:span><text:span text:style-name="T24">, std</text:span><text:span text:style-name="T22">::</text:span><text:span text:style-name="T28">min</text:span><text:span text:style-name="T16">&lt;</text:span><text:span text:style-name="T18">int</text:span><text:span text:style-name="T16">&gt;</text:span><text:span text:style-name="T15">(</text:span><text:span text:style-name="T24">recieved_message.</text:span><text:span text:style-name="T28">size</text:span><text:span text:style-name="T15">()</text:span><text:span text:style-name="T24">, </text:span><text:span text:style-name="T27">2</text:span><text:span text:style-name="T15">))</text:span><text:span text:style-name="T24"> </text:span><text:span text:style-name="T16">==</text:span><text:span text:style-name="T24"> </text:span><text:span text:style-name="T30">"Ok"</text:span><text:span text:style-name="T15">)</text:span><text:span text:style-name="T24"> </text:span><text:span text:style-name="T15">{</text:span></text:p>
        </text:list-item>
        <text:list-item>
          <text:p text:style-name="P32">                <text:span text:style-name="T24">head </text:span><text:span text:style-name="T16">=</text:span><text:span text:style-name="T24"> RemoveElement</text:span><text:span text:style-name="T15">(</text:span><text:span text:style-name="T24">head,node_id</text:span><text:span text:style-name="T15">)</text:span><text:span text:style-name="T22">;</text:span></text:p>
        </text:list-item>
        <text:list-item>
          <text:p text:style-name="P32">            <text:span text:style-name="T15">}</text:span></text:p>
        </text:list-item>
        <text:list-item>
          <text:p text:style-name="P32">            <text:span text:style-name="T24">std</text:span><text:span text:style-name="T22">::</text:span><text:span text:style-name="T27">cout</text:span><text:span text:style-name="T24"> </text:span><text:span text:style-name="T16">&lt;&lt;</text:span><text:span text:style-name="T24"> recieved_message </text:span><text:span text:style-name="T16">&lt;&lt;</text:span><text:span text:style-name="T24"> </text:span><text:span text:style-name="T30">"</text:span><text:span text:style-name="T31">\n</text:span><text:span text:style-name="T30">"</text:span><text:span text:style-name="T22">;</text:span></text:p>
        </text:list-item>
        <text:list-item>
          <text:p text:style-name="P32"> </text:p>
        </text:list-item>
        <text:list-item>
          <text:p text:style-name="P32">        <text:span text:style-name="T15">}</text:span><text:span text:style-name="T24"> </text:span><text:span text:style-name="T18">else</text:span><text:span text:style-name="T24"> </text:span><text:span text:style-name="T18">if</text:span><text:span text:style-name="T24"> </text:span><text:span text:style-name="T15">(</text:span><text:span text:style-name="T24">command </text:span><text:span text:style-name="T16">==</text:span><text:span text:style-name="T24"> </text:span><text:span text:style-name="T30">"exec"</text:span><text:span text:style-name="T15">)</text:span><text:span text:style-name="T24"> </text:span><text:span text:style-name="T15">{</text:span></text:p>
        </text:list-item>
        <text:list-item>
          <text:p text:style-name="P32">            <text:span text:style-name="T18">int</text:span><text:span text:style-name="T24"> id, n</text:span><text:span text:style-name="T22">;</text:span></text:p>
        </text:list-item>
        <text:list-item>
          <text:p text:style-name="P32">            <text:span text:style-name="T24">std</text:span><text:span text:style-name="T22">::</text:span><text:span text:style-name="T27">cin</text:span><text:span text:style-name="T24"> </text:span><text:span text:style-name="T16">&gt;&gt;</text:span><text:span text:style-name="T24"> id </text:span><text:span text:style-name="T16">&gt;&gt;</text:span><text:span text:style-name="T24"> n</text:span><text:span text:style-name="T22">;</text:span></text:p>
        </text:list-item>
        <text:list-item>
          <text:p text:style-name="P32">            <text:span text:style-name="T24">std</text:span><text:span text:style-name="T22">::</text:span><text:span text:style-name="T28">vector</text:span><text:span text:style-name="T16">&lt;</text:span><text:span text:style-name="T18">int</text:span><text:span text:style-name="T16">&gt;</text:span><text:span text:style-name="T24"> numbers</text:span><text:span text:style-name="T15">(</text:span><text:span text:style-name="T24">n</text:span><text:span text:style-name="T15">)</text:span><text:span text:style-name="T22">;</text:span></text:p>
        </text:list-item>
        <text:list-item>
          <text:p text:style-name="P32"><text:soft-page-break/>            <text:span text:style-name="T18">for</text:span><text:span text:style-name="T24"> </text:span><text:span text:style-name="T15">(</text:span><text:span text:style-name="T18">int</text:span><text:span text:style-name="T24"> i </text:span><text:span text:style-name="T16">=</text:span><text:span text:style-name="T24"> </text:span><text:span text:style-name="T27">0</text:span><text:span text:style-name="T22">;</text:span><text:span text:style-name="T24"> i </text:span><text:span text:style-name="T16">&lt;</text:span><text:span text:style-name="T24"> n</text:span><text:span text:style-name="T22">;</text:span><text:span text:style-name="T24"> </text:span><text:span text:style-name="T26">++</text:span><text:span text:style-name="T24">i</text:span><text:span text:style-name="T15">)</text:span><text:span text:style-name="T24"> </text:span><text:span text:style-name="T15">{</text:span></text:p>
        </text:list-item>
        <text:list-item>
          <text:p text:style-name="P32">                <text:span text:style-name="T24">std</text:span><text:span text:style-name="T22">::</text:span><text:span text:style-name="T27">cin</text:span><text:span text:style-name="T24"> </text:span><text:span text:style-name="T16">&gt;&gt;</text:span><text:span text:style-name="T24"> numbers</text:span><text:span text:style-name="T15">[</text:span><text:span text:style-name="T24">i</text:span><text:span text:style-name="T15">]</text:span><text:span text:style-name="T22">;</text:span></text:p>
        </text:list-item>
        <text:list-item>
          <text:p text:style-name="P32">            <text:span text:style-name="T15">}</text:span></text:p>
        </text:list-item>
        <text:list-item>
          <text:p text:style-name="P32"> </text:p>
        </text:list-item>
        <text:list-item>
          <text:p text:style-name="P32">            <text:span text:style-name="T24">std</text:span><text:span text:style-name="T22">::</text:span><text:span text:style-name="T28">string</text:span><text:span text:style-name="T24"> message_string </text:span><text:span text:style-name="T16">=</text:span><text:span text:style-name="T24"> </text:span><text:span text:style-name="T30">"exec "</text:span><text:span text:style-name="T24"> </text:span><text:span text:style-name="T26">+</text:span><text:span text:style-name="T24"> std</text:span><text:span text:style-name="T22">::</text:span><text:span text:style-name="T28">to_string</text:span><text:span text:style-name="T15">(</text:span><text:span text:style-name="T24">id</text:span><text:span text:style-name="T15">)</text:span><text:span text:style-name="T24"> </text:span><text:span text:style-name="T26">+</text:span><text:span text:style-name="T24"> </text:span><text:span text:style-name="T30">" "</text:span><text:span text:style-name="T24"> </text:span><text:span text:style-name="T26">+</text:span><text:span text:style-name="T24"> std</text:span><text:span text:style-name="T22">::</text:span><text:span text:style-name="T28">to_string</text:span><text:span text:style-name="T15">(</text:span><text:span text:style-name="T24">n</text:span><text:span text:style-name="T15">)</text:span><text:span text:style-name="T22">;</text:span></text:p>
        </text:list-item>
        <text:list-item>
          <text:p text:style-name="P32">            <text:span text:style-name="T18">for</text:span><text:span text:style-name="T24"> </text:span><text:span text:style-name="T15">(</text:span><text:span text:style-name="T18">int</text:span><text:span text:style-name="T24"> i </text:span><text:span text:style-name="T16">=</text:span><text:span text:style-name="T24"> </text:span><text:span text:style-name="T27">0</text:span><text:span text:style-name="T22">;</text:span><text:span text:style-name="T24"> i </text:span><text:span text:style-name="T16">&lt;</text:span><text:span text:style-name="T24"> n</text:span><text:span text:style-name="T22">;</text:span><text:span text:style-name="T24"> </text:span><text:span text:style-name="T26">++</text:span><text:span text:style-name="T24">i</text:span><text:span text:style-name="T15">)</text:span><text:span text:style-name="T24"> </text:span><text:span text:style-name="T15">{</text:span></text:p>
        </text:list-item>
        <text:list-item>
          <text:p text:style-name="P32">                <text:span text:style-name="T24">message_string </text:span><text:span text:style-name="T26">+</text:span><text:span text:style-name="T16">=</text:span><text:span text:style-name="T24"> </text:span><text:span text:style-name="T30">" "</text:span><text:span text:style-name="T24"> </text:span><text:span text:style-name="T26">+</text:span><text:span text:style-name="T24"> std</text:span><text:span text:style-name="T22">::</text:span><text:span text:style-name="T28">to_string</text:span><text:span text:style-name="T15">(</text:span><text:span text:style-name="T24">numbers</text:span><text:span text:style-name="T15">[</text:span><text:span text:style-name="T24">i</text:span><text:span text:style-name="T15">])</text:span><text:span text:style-name="T22">;</text:span></text:p>
        </text:list-item>
        <text:list-item>
          <text:p text:style-name="P32">            <text:span text:style-name="T15">}</text:span></text:p>
        </text:list-item>
        <text:list-item>
          <text:p text:style-name="P32"> </text:p>
        </text:list-item>
        <text:list-item>
          <text:p text:style-name="P32">            <text:span text:style-name="T24">send_message</text:span><text:span text:style-name="T15">(</text:span><text:span text:style-name="T24">main_socket, message_string</text:span><text:span text:style-name="T15">)</text:span><text:span text:style-name="T22">;</text:span></text:p>
        </text:list-item>
        <text:list-item>
          <text:p text:style-name="P32">            <text:span text:style-name="T24">std</text:span><text:span text:style-name="T22">::</text:span><text:span text:style-name="T28">string</text:span><text:span text:style-name="T24"> recieved_message </text:span><text:span text:style-name="T16">=</text:span><text:span text:style-name="T24"> recieve_message</text:span><text:span text:style-name="T15">(</text:span><text:span text:style-name="T24">main_socket</text:span><text:span text:style-name="T15">)</text:span><text:span text:style-name="T22">;</text:span></text:p>
        </text:list-item>
        <text:list-item>
          <text:p text:style-name="P32">            <text:span text:style-name="T24">std</text:span><text:span text:style-name="T22">::</text:span><text:span text:style-name="T27">cout</text:span><text:span text:style-name="T24"> </text:span><text:span text:style-name="T16">&lt;&lt;</text:span><text:span text:style-name="T24"> recieved_message </text:span><text:span text:style-name="T16">&lt;&lt;</text:span><text:span text:style-name="T24"> </text:span><text:span text:style-name="T30">"</text:span><text:span text:style-name="T31">\n</text:span><text:span text:style-name="T30">"</text:span><text:span text:style-name="T22">;</text:span></text:p>
        </text:list-item>
        <text:list-item>
          <text:p text:style-name="P32"> </text:p>
        </text:list-item>
        <text:list-item>
          <text:p text:style-name="P32">        <text:span text:style-name="T15">}</text:span><text:span text:style-name="T24"> </text:span><text:span text:style-name="T18">else</text:span><text:span text:style-name="T24"> </text:span><text:span text:style-name="T18">if</text:span><text:span text:style-name="T24"> </text:span><text:span text:style-name="T15">(</text:span><text:span text:style-name="T24">command </text:span><text:span text:style-name="T16">==</text:span><text:span text:style-name="T24"> </text:span><text:span text:style-name="T30">"pingall"</text:span><text:span text:style-name="T15">)</text:span><text:span text:style-name="T24"> </text:span><text:span text:style-name="T15">{</text:span></text:p>
        </text:list-item>
        <text:list-item>
          <text:p text:style-name="P32">            <text:span text:style-name="T24">send_message</text:span><text:span text:style-name="T15">(</text:span><text:span text:style-name="T24">main_socket,</text:span><text:span text:style-name="T30">"pingall"</text:span><text:span text:style-name="T15">)</text:span><text:span text:style-name="T22">;</text:span></text:p>
        </text:list-item>
        <text:list-item>
          <text:p text:style-name="P32">            <text:span text:style-name="T24">std</text:span><text:span text:style-name="T22">::</text:span><text:span text:style-name="T28">string</text:span><text:span text:style-name="T24"> recieved </text:span><text:span text:style-name="T16">=</text:span><text:span text:style-name="T24"> recieve_message</text:span><text:span text:style-name="T15">(</text:span><text:span text:style-name="T24">main_socket</text:span><text:span text:style-name="T15">)</text:span><text:span text:style-name="T22">;</text:span></text:p>
        </text:list-item>
        <text:list-item>
          <text:p text:style-name="P32">            <text:span text:style-name="T24">std</text:span><text:span text:style-name="T22">::</text:span><text:span text:style-name="T28">istringstream</text:span><text:span text:style-name="T24"> is</text:span><text:span text:style-name="T22">;</text:span></text:p>
        </text:list-item>
        <text:list-item>
          <text:p text:style-name="P32">            <text:span text:style-name="T18">if</text:span><text:span text:style-name="T24"> </text:span><text:span text:style-name="T15">(</text:span><text:span text:style-name="T24">recieved.</text:span><text:span text:style-name="T28">substr</text:span><text:span text:style-name="T15">(</text:span><text:span text:style-name="T27">0</text:span><text:span text:style-name="T24">,std</text:span><text:span text:style-name="T22">::</text:span><text:span text:style-name="T28">min</text:span><text:span text:style-name="T16">&lt;</text:span><text:span text:style-name="T18">int</text:span><text:span text:style-name="T16">&gt;</text:span><text:span text:style-name="T15">(</text:span><text:span text:style-name="T24">recieved.</text:span><text:span text:style-name="T28">size</text:span><text:span text:style-name="T15">()</text:span><text:span text:style-name="T24">, </text:span><text:span text:style-name="T27">5</text:span><text:span text:style-name="T15">))</text:span><text:span text:style-name="T24"> </text:span><text:span text:style-name="T16">==</text:span><text:span text:style-name="T24"> </text:span><text:span text:style-name="T30">"Error"</text:span><text:span text:style-name="T15">)</text:span><text:span text:style-name="T24"> </text:span><text:span text:style-name="T15">{</text:span></text:p>
        </text:list-item>
        <text:list-item>
          <text:p text:style-name="P32">                <text:span text:style-name="T24">is </text:span><text:span text:style-name="T16">=</text:span><text:span text:style-name="T24"> std</text:span><text:span text:style-name="T22">::</text:span><text:span text:style-name="T28">istringstream</text:span><text:span text:style-name="T15">(</text:span><text:span text:style-name="T30">""</text:span><text:span text:style-name="T15">)</text:span><text:span text:style-name="T22">;</text:span></text:p>
        </text:list-item>
        <text:list-item>
          <text:p text:style-name="P32">            <text:span text:style-name="T15">}</text:span><text:span text:style-name="T24"> </text:span><text:span text:style-name="T18">else</text:span><text:span text:style-name="T24"> </text:span><text:span text:style-name="T15">{</text:span></text:p>
        </text:list-item>
        <text:list-item>
          <text:p text:style-name="P32">                <text:span text:style-name="T24">is </text:span><text:span text:style-name="T16">=</text:span><text:span text:style-name="T24"> std</text:span><text:span text:style-name="T22">::</text:span><text:span text:style-name="T28">istringstream</text:span><text:span text:style-name="T15">(</text:span><text:span text:style-name="T24">recieved</text:span><text:span text:style-name="T15">)</text:span><text:span text:style-name="T22">;</text:span></text:p>
        </text:list-item>
        <text:list-item>
          <text:p text:style-name="P32">            <text:span text:style-name="T15">}</text:span></text:p>
        </text:list-item>
        <text:list-item>
          <text:p text:style-name="P32">           </text:p>
        </text:list-item>
        <text:list-item>
          <text:p text:style-name="P32">            <text:span text:style-name="T24">std</text:span><text:span text:style-name="T22">::</text:span><text:span text:style-name="T28">set</text:span><text:span text:style-name="T16">&lt;</text:span><text:span text:style-name="T18">int</text:span><text:span text:style-name="T16">&gt;</text:span><text:span text:style-name="T24"> recieved_ids</text:span><text:span text:style-name="T22">;</text:span></text:p>
        </text:list-item>
        <text:list-item>
          <text:p text:style-name="P32">            <text:span text:style-name="T18">int</text:span><text:span text:style-name="T24"> rec_id</text:span><text:span text:style-name="T22">;</text:span></text:p>
        </text:list-item>
        <text:list-item>
          <text:p text:style-name="P32">            <text:span text:style-name="T18">while</text:span><text:span text:style-name="T24"> </text:span><text:span text:style-name="T15">(</text:span><text:span text:style-name="T24">is </text:span><text:span text:style-name="T16">&gt;&gt;</text:span><text:span text:style-name="T24"> rec_id</text:span><text:span text:style-name="T15">)</text:span><text:span text:style-name="T24"> </text:span><text:span text:style-name="T15">{</text:span></text:p>
        </text:list-item>
        <text:list-item>
          <text:p text:style-name="P32">                <text:span text:style-name="T24">recieved_ids.</text:span><text:span text:style-name="T28">insert</text:span><text:span text:style-name="T15">(</text:span><text:span text:style-name="T24">rec_id</text:span><text:span text:style-name="T15">)</text:span><text:span text:style-name="T22">;</text:span></text:p>
        </text:list-item>
        <text:list-item>
          <text:p text:style-name="P32">            <text:span text:style-name="T15">}</text:span></text:p>
        </text:list-item>
        <text:list-item>
          <text:p text:style-name="P32">            <text:span text:style-name="T24">std</text:span><text:span text:style-name="T22">::</text:span><text:span text:style-name="T28">vector</text:span><text:span text:style-name="T24"> from_tree </text:span><text:span text:style-name="T16">=</text:span><text:span text:style-name="T24"> get_nodes</text:span><text:span text:style-name="T15">(</text:span><text:span text:style-name="T24">head</text:span><text:span text:style-name="T15">)</text:span><text:span text:style-name="T22">;</text:span></text:p>
        </text:list-item>
        <text:list-item>
          <text:p text:style-name="P32">            <text:span text:style-name="T18">auto</text:span><text:span text:style-name="T24"> part_it </text:span><text:span text:style-name="T16">=</text:span><text:span text:style-name="T24"> std</text:span><text:span text:style-name="T22">::</text:span><text:span text:style-name="T28">partition</text:span><text:span text:style-name="T15">(</text:span><text:span text:style-name="T24">from_tree.</text:span><text:span text:style-name="T28">begin</text:span><text:span text:style-name="T15">()</text:span><text:span text:style-name="T24">, from_tree.</text:span><text:span text:style-name="T28">end</text:span><text:span text:style-name="T15">()</text:span><text:span text:style-name="T24">, </text:span><text:span text:style-name="T15">[</text:span><text:span text:style-name="T26">&amp;</text:span><text:span text:style-name="T24">recieved_ids</text:span><text:span text:style-name="T15">]</text:span><text:span text:style-name="T24"> </text:span><text:span text:style-name="T15">(</text:span><text:span text:style-name="T18">int</text:span><text:span text:style-name="T24"> a</text:span><text:span text:style-name="T15">)</text:span><text:span text:style-name="T24"> </text:span><text:span text:style-name="T15">{</text:span></text:p>
        </text:list-item>
        <text:list-item>
          <text:p text:style-name="P32">                <text:span text:style-name="T18">return</text:span><text:span text:style-name="T24"> recieved_ids.</text:span><text:span text:style-name="T28">count</text:span><text:span text:style-name="T15">(</text:span><text:span text:style-name="T24">a</text:span><text:span text:style-name="T15">)</text:span><text:span text:style-name="T24"> </text:span><text:span text:style-name="T16">==</text:span><text:span text:style-name="T24"> </text:span><text:span text:style-name="T27">0</text:span><text:span text:style-name="T22">;</text:span></text:p>
        </text:list-item>
        <text:list-item>
          <text:p text:style-name="P32">            <text:span text:style-name="T15">})</text:span><text:span text:style-name="T22">;</text:span></text:p>
        </text:list-item>
        <text:list-item>
          <text:p text:style-name="P32">            <text:span text:style-name="T18">if</text:span><text:span text:style-name="T24"> </text:span><text:span text:style-name="T15">(</text:span><text:span text:style-name="T24">part_it </text:span><text:span text:style-name="T16">==</text:span><text:span text:style-name="T24"> from_tree.</text:span><text:span text:style-name="T28">begin</text:span><text:span text:style-name="T15">())</text:span><text:span text:style-name="T24"> </text:span><text:span text:style-name="T15">{</text:span></text:p>
        </text:list-item>
        <text:list-item>
          <text:p text:style-name="P32">                <text:span text:style-name="T24">std</text:span><text:span text:style-name="T22">::</text:span><text:span text:style-name="T27">cout</text:span><text:span text:style-name="T24"> </text:span><text:span text:style-name="T16">&lt;&lt;</text:span><text:span text:style-name="T24"> </text:span><text:span text:style-name="T30">"Ok: -1</text:span><text:span text:style-name="T31">\n</text:span><text:span text:style-name="T30">"</text:span><text:span text:style-name="T22">;</text:span></text:p>
        </text:list-item>
        <text:list-item>
          <text:p text:style-name="P32">            <text:span text:style-name="T15">}</text:span><text:span text:style-name="T24"> </text:span><text:span text:style-name="T18">else</text:span><text:span text:style-name="T24"> </text:span><text:span text:style-name="T15">{</text:span></text:p>
        </text:list-item>
        <text:list-item>
          <text:p text:style-name="P32">                <text:span text:style-name="T24">std</text:span><text:span text:style-name="T22">::</text:span><text:span text:style-name="T27">cout</text:span><text:span text:style-name="T24"> </text:span><text:span text:style-name="T16">&lt;&lt;</text:span><text:span text:style-name="T24"> </text:span><text:span text:style-name="T30">"Ok:"</text:span><text:span text:style-name="T22">;</text:span></text:p>
        </text:list-item>
        <text:list-item>
          <text:p text:style-name="P32">                <text:span text:style-name="T18">for</text:span><text:span text:style-name="T24"> </text:span><text:span text:style-name="T15">(</text:span><text:span text:style-name="T18">auto</text:span><text:span text:style-name="T24"> it </text:span><text:span text:style-name="T16">=</text:span><text:span text:style-name="T24"> from_tree.</text:span><text:span text:style-name="T28">begin</text:span><text:span text:style-name="T15">()</text:span><text:span text:style-name="T22">;</text:span><text:span text:style-name="T24"> it </text:span><text:span text:style-name="T26">!</text:span><text:span text:style-name="T16">=</text:span><text:span text:style-name="T24"> part_it</text:span><text:span text:style-name="T22">;</text:span><text:span text:style-name="T24"> </text:span><text:span text:style-name="T26">++</text:span><text:span text:style-name="T24">it</text:span><text:span text:style-name="T15">)</text:span><text:span text:style-name="T24"> </text:span><text:span text:style-name="T15">{</text:span></text:p>
        </text:list-item>
        <text:list-item>
          <text:p text:style-name="P32">                    <text:span text:style-name="T24">std</text:span><text:span text:style-name="T22">::</text:span><text:span text:style-name="T27">cout</text:span><text:span text:style-name="T24"> </text:span><text:span text:style-name="T16">&lt;&lt;</text:span><text:span text:style-name="T24"> </text:span><text:span text:style-name="T30">" "</text:span><text:span text:style-name="T24"> </text:span><text:span text:style-name="T16">&lt;&lt;</text:span><text:span text:style-name="T24"> </text:span><text:span text:style-name="T26">*</text:span><text:span text:style-name="T24">it</text:span><text:span text:style-name="T22">;</text:span></text:p>
        </text:list-item>
        <text:list-item>
          <text:p text:style-name="P32"><text:soft-page-break/>                <text:span text:style-name="T15">}</text:span></text:p>
        </text:list-item>
        <text:list-item>
          <text:p text:style-name="P32">                <text:span text:style-name="T24">std</text:span><text:span text:style-name="T22">::</text:span><text:span text:style-name="T27">cout</text:span><text:span text:style-name="T24"> </text:span><text:span text:style-name="T16">&lt;&lt;</text:span><text:span text:style-name="T24"> </text:span><text:span text:style-name="T30">"</text:span><text:span text:style-name="T31">\n</text:span><text:span text:style-name="T30">"</text:span><text:span text:style-name="T22">;</text:span></text:p>
        </text:list-item>
        <text:list-item>
          <text:p text:style-name="P32">            <text:span text:style-name="T15">}</text:span></text:p>
        </text:list-item>
        <text:list-item>
          <text:p text:style-name="P32"> </text:p>
        </text:list-item>
        <text:list-item>
          <text:p text:style-name="P32">        <text:span text:style-name="T15">}</text:span><text:span text:style-name="T24"> </text:span><text:span text:style-name="T18">else</text:span><text:span text:style-name="T24"> </text:span><text:span text:style-name="T18">if</text:span><text:span text:style-name="T24"> </text:span><text:span text:style-name="T15">(</text:span><text:span text:style-name="T24">command </text:span><text:span text:style-name="T16">==</text:span><text:span text:style-name="T24"> </text:span><text:span text:style-name="T30">"exit"</text:span><text:span text:style-name="T15">)</text:span><text:span text:style-name="T24"> </text:span><text:span text:style-name="T15">{</text:span></text:p>
        </text:list-item>
        <text:list-item>
          <text:p text:style-name="P32">            <text:span text:style-name="T18">break</text:span><text:span text:style-name="T22">;</text:span></text:p>
        </text:list-item>
        <text:list-item>
          <text:p text:style-name="P32">        <text:span text:style-name="T15">}</text:span></text:p>
        </text:list-item>
        <text:list-item>
          <text:p text:style-name="P32"> </text:p>
        </text:list-item>
        <text:list-item>
          <text:p text:style-name="P32">    <text:span text:style-name="T15">}</text:span></text:p>
        </text:list-item>
        <text:list-item>
          <text:p text:style-name="P32"> </text:p>
        </text:list-item>
        <text:list-item>
          <text:p text:style-name="P32">    <text:span text:style-name="T18">return</text:span><text:span text:style-name="T24"> </text:span><text:span text:style-name="T27">0</text:span><text:span text:style-name="T22">;</text:span></text:p>
        </text:list-item>
        <text:list-item>
          <text:p text:style-name="P34">}</text:p>
        </text:list-item>
      </text:list>
      <text:p text:style-name="P37"/>
      <text:p text:style-name="P10"><text:span text:style-name="T20">child</text:span>_<text:span text:style-name="T20">node</text:span>.c<text:span text:style-name="T20">pp</text:span>: </text:p>
      <text:p text:style-name="P38">#include &lt;iostream&gt;</text:p>
      <text:p text:style-name="P38">#include "zmq.hpp"</text:p>
      <text:p text:style-name="P38">#include &lt;string&gt;</text:p>
      <text:p text:style-name="P38">#include &lt;sstream&gt;</text:p>
      <text:p text:style-name="P38">#include "zconf.h"</text:p>
      <text:p text:style-name="P38">#include &lt;exception&gt;</text:p>
      <text:p text:style-name="P38">#include &lt;signal.h&gt;</text:p>
      <text:p text:style-name="P38">#include "server.h"</text:p>
      <text:p text:style-name="P38"/>
      <text:p text:style-name="P38"/>
      <text:p text:style-name="P38">int main(int argc, char** argv) { //аргументы - айди и номер порта, к которому нужно подключиться</text:p>
      <text:p text:style-name="P38">// <text:s text:c="3"/>zmq::context_t context (1);</text:p>
      <text:p text:style-name="P38"/>
      <text:p text:style-name="P38">// <text:s text:c="3"/>zmq::message_t msg(strlen(argv[1]));</text:p>
      <text:p text:style-name="P38">// <text:s text:c="3"/>zmq::message_t msg_2(strlen(argv[2]));</text:p>
      <text:p text:style-name="P38">// <text:s text:c="3"/>zmq::message_t rcv;</text:p>
      <text:p text:style-name="P38">// <text:s text:c="3"/>memcpy(msg.data(), argv[1],strlen(argv[1]));</text:p>
      <text:p text:style-name="P38">// <text:s text:c="3"/>memcpy(msg_2.data(), argv[2],strlen(argv[2]));</text:p>
      <text:p text:style-name="P38">// <text:s text:c="3"/>socket.send(msg);</text:p>
      <text:p text:style-name="P38">// <text:s text:c="3"/>socket.recv(&amp;rcv);</text:p>
      <text:p text:style-name="P38">// <text:s text:c="3"/>socket.send(msg_2);</text:p>
      <text:p text:style-name="P38"><text:s text:c="4"/>int id = std::stoi(argv[1]);</text:p>
      <text:p text:style-name="P38"><text:s text:c="4"/>int parent_port = std::stoi(argv[2]);</text:p>
      <text:p text:style-name="P38"><text:s text:c="4"/>zmq::context_t context(3);</text:p>
      <text:p text:style-name="P38"><text:s text:c="4"/>zmq::socket_t parent_socket(context, ZMQ_REP);</text:p>
      <text:p text:style-name="P38"/>
      <text:p text:style-name="P38">// <text:s text:c="3"/>zmq::socket_t socket (context, ZMQ_REQ);</text:p>
      <text:p text:style-name="P38">// <text:s text:c="3"/>socket.connect ("tcp://127.0.0.1:5555");</text:p>
      <text:p text:style-name="P38"><text:s text:c="4"/>parent_socket.connect(get_port_name(parent_port));</text:p>
      <text:p text:style-name="P38"/>
      <text:p text:style-name="P38"><text:s text:c="4"/>int left_pid = 0;</text:p>
      <text:p text:style-name="P38"><text:s text:c="4"/>int right_pid = 0;</text:p>
      <text:p text:style-name="P38"><text:s text:c="4"/>int left_id = 0;</text:p>
      <text:p text:style-name="P38"><text:s text:c="4"/>int right_id = 0;</text:p>
      <text:p text:style-name="P38"/>
      <text:p text:style-name="P38"><text:s text:c="4"/></text:p>
      <text:p text:style-name="P38"><text:soft-page-break/><text:s text:c="4"/>zmq::socket_t left_socket(context, ZMQ_REQ);</text:p>
      <text:p text:style-name="P38"><text:s text:c="4"/>zmq::socket_t right_socket(context, ZMQ_REQ);</text:p>
      <text:p text:style-name="P38"><text:s text:c="4"/>int linger = 0;</text:p>
      <text:p text:style-name="P38"><text:s text:c="4"/>left_socket.setsockopt(ZMQ_SNDTIMEO, 2000);</text:p>
      <text:p text:style-name="P38"><text:s text:c="4"/>//left_socket.setsockopt(ZMQ_RCVTIMEO, 2000);</text:p>
      <text:p text:style-name="P38"><text:s text:c="4"/>left_socket.setsockopt(ZMQ_LINGER, &amp;linger, sizeof(linger));</text:p>
      <text:p text:style-name="P38"><text:s text:c="4"/>right_socket.setsockopt(ZMQ_SNDTIMEO, 2000);</text:p>
      <text:p text:style-name="P38"><text:s text:c="4"/>//right_socket.setsockopt(ZMQ_RCVTIMEO, 2000);</text:p>
      <text:p text:style-name="P38"><text:s text:c="4"/>right_socket.setsockopt(ZMQ_LINGER, &amp;linger, sizeof(linger));</text:p>
      <text:p text:style-name="P38"/>
      <text:p text:style-name="P38"><text:s text:c="4"/>int left_port = bind_socket(left_socket);</text:p>
      <text:p text:style-name="P38"><text:s text:c="4"/>int right_port = bind_socket(right_socket);</text:p>
      <text:p text:style-name="P38"/>
      <text:p text:style-name="P38"><text:s text:c="4"/>while (true) {</text:p>
      <text:p text:style-name="P38"><text:s text:c="8"/>std::string request_string;</text:p>
      <text:p text:style-name="P38"/>
      <text:p text:style-name="P38"><text:s text:c="8"/>request_string = recieve_message(parent_socket);</text:p>
      <text:p text:style-name="P38"/>
      <text:p text:style-name="P38"/>
      <text:p text:style-name="P38"><text:s text:c="8"/>std::istringstream command_stream(request_string);</text:p>
      <text:p text:style-name="P38"><text:s text:c="8"/>std::string command;</text:p>
      <text:p text:style-name="P38"><text:s text:c="8"/>command_stream &gt;&gt; command;</text:p>
      <text:p text:style-name="P38"/>
      <text:p text:style-name="P38"><text:s text:c="8"/>if (command == "id") {</text:p>
      <text:p text:style-name="P38"><text:s text:c="12"/>std::string parent_string = "Ok:" + std::to_string(id);</text:p>
      <text:p text:style-name="P38"><text:s text:c="12"/>send_message(parent_socket, parent_string);</text:p>
      <text:p text:style-name="P38"><text:s text:c="8"/>} else if (command == "pid") {</text:p>
      <text:p text:style-name="P38"><text:s text:c="12"/>std::string parent_string = "Ok:" + std::to_string(getpid());</text:p>
      <text:p text:style-name="P38"><text:s text:c="12"/>send_message(parent_socket, parent_string);</text:p>
      <text:p text:style-name="P38"><text:s text:c="8"/>} else <text:s/>if (command == "create") {</text:p>
      <text:p text:style-name="P38"><text:s text:c="12"/>int id_to_create;</text:p>
      <text:p text:style-name="P38"><text:s text:c="12"/>command_stream &gt;&gt; id_to_create;</text:p>
      <text:p text:style-name="P38"><text:s text:c="12"/>// управляюший узел сообщает id нового узла и порт, к которому его надо подключить</text:p>
      <text:p text:style-name="P38"><text:s text:c="12"/>if (id_to_create == id) {</text:p>
      <text:p text:style-name="P38"><text:s text:c="16"/>// если id равен данному, значит узел уже существует, посылаем ответ с ошибкой</text:p>
      <text:p text:style-name="P38"><text:s text:c="16"/>std::string message_string = "Error: Already exists";</text:p>
      <text:p text:style-name="P38"><text:s text:c="16"/>send_message(parent_socket, message_string);</text:p>
      <text:p text:style-name="P38"><text:s text:c="12"/>} else if (id_to_create &lt; id) {</text:p>
      <text:p text:style-name="P38"><text:s text:c="16"/>if (left_pid == 0) {</text:p>
      <text:p text:style-name="P38"><text:s text:c="20"/>left_pid = fork();</text:p>
      <text:p text:style-name="P38"><text:s text:c="20"/>if (left_pid == -1) {</text:p>
      <text:p text:style-name="P38"><text:s text:c="24"/>send_message(parent_socket, "Error: Cannot fork");</text:p>
      <text:p text:style-name="P38"><text:s text:c="24"/>left_pid = 0;</text:p>
      <text:p text:style-name="P38"><text:s text:c="20"/>} else if (left_pid == 0) {</text:p>
      <text:p text:style-name="P38"><text:s text:c="24"/>create_node(id_to_create,left_port);</text:p>
      <text:p text:style-name="P38"><text:s text:c="20"/>} else {</text:p>
      <text:p text:style-name="P38"><text:s text:c="24"/>left_id = id_to_create;</text:p>
      <text:p text:style-name="P38"><text:s text:c="24"/>send_message(left_socket, "pid");</text:p>
      <text:p text:style-name="P38"><text:s text:c="24"/>send_message(parent_socket, recieve_message(left_socket));</text:p>
      <text:p text:style-name="P38"><text:s text:c="20"/>}</text:p>
      <text:p text:style-name="P38"><text:s text:c="16"/>} else {</text:p>
      <text:p text:style-name="P38"><text:s text:c="20"/>send_message(left_socket, request_string);</text:p>
      <text:p text:style-name="P38"><text:s text:c="20"/>send_message(parent_socket, recieve_message(left_socket));</text:p>
      <text:p text:style-name="P38"><text:s text:c="16"/>}</text:p>
      <text:p text:style-name="P38"><text:soft-page-break/><text:s text:c="12"/>} else {</text:p>
      <text:p text:style-name="P38"><text:s text:c="16"/>if (right_pid == 0) {</text:p>
      <text:p text:style-name="P38"><text:s text:c="20"/>right_pid = fork();</text:p>
      <text:p text:style-name="P38"><text:s text:c="20"/>if (right_pid == -1) {</text:p>
      <text:p text:style-name="P38"><text:s text:c="24"/>send_message(parent_socket, "Error: Cannot fork");</text:p>
      <text:p text:style-name="P38"><text:s text:c="24"/>right_pid = 0;</text:p>
      <text:p text:style-name="P38"><text:s text:c="20"/>} else if (right_pid == 0) {</text:p>
      <text:p text:style-name="P38"><text:s text:c="24"/>create_node(id_to_create,right_port);</text:p>
      <text:p text:style-name="P38"><text:s text:c="20"/>} else {</text:p>
      <text:p text:style-name="P38"><text:s text:c="24"/>right_id = id_to_create;</text:p>
      <text:p text:style-name="P38"><text:s text:c="24"/>send_message(right_socket, "pid");</text:p>
      <text:p text:style-name="P38"><text:s text:c="24"/>send_message(parent_socket, recieve_message(right_socket));</text:p>
      <text:p text:style-name="P38"><text:s text:c="20"/>}</text:p>
      <text:p text:style-name="P38"><text:s text:c="16"/>} else {</text:p>
      <text:p text:style-name="P38"><text:s text:c="20"/>send_message(right_socket, request_string);</text:p>
      <text:p text:style-name="P38"><text:s text:c="20"/>send_message(parent_socket, recieve_message(right_socket));</text:p>
      <text:p text:style-name="P38"><text:s text:c="16"/>}</text:p>
      <text:p text:style-name="P38"><text:s text:c="12"/>}</text:p>
      <text:p text:style-name="P38"/>
      <text:p text:style-name="P38"><text:s text:c="8"/>} else if (command == "remove") {</text:p>
      <text:p text:style-name="P38"><text:s text:c="12"/>int id_to_delete;</text:p>
      <text:p text:style-name="P38"><text:s text:c="12"/>command_stream &gt;&gt; id_to_delete;</text:p>
      <text:p text:style-name="P38"><text:s text:c="12"/>if (id_to_delete &lt; id) {</text:p>
      <text:p text:style-name="P38"><text:s text:c="16"/>if (left_id == 0) {</text:p>
      <text:p text:style-name="P38"><text:s text:c="20"/>send_message(parent_socket, "Error: Not found");</text:p>
      <text:p text:style-name="P38"><text:s text:c="16"/>} else if (left_id == id_to_delete) {</text:p>
      <text:p text:style-name="P38"><text:s text:c="20"/>send_message(left_socket, "kill_children");</text:p>
      <text:p text:style-name="P38"><text:s text:c="20"/>recieve_message(left_socket);</text:p>
      <text:p text:style-name="P38"><text:s text:c="20"/>kill(left_pid,SIGTERM);</text:p>
      <text:p text:style-name="P38"><text:s text:c="20"/>kill(left_pid,SIGKILL);</text:p>
      <text:p text:style-name="P38"><text:s text:c="20"/>left_id = 0;</text:p>
      <text:p text:style-name="P38"><text:s text:c="20"/>left_pid = 0;</text:p>
      <text:p text:style-name="P38"><text:s text:c="20"/>send_message(parent_socket, "Ok");</text:p>
      <text:p text:style-name="P38"/>
      <text:p text:style-name="P38"><text:s text:c="16"/>} else {</text:p>
      <text:p text:style-name="P38"><text:s text:c="20"/>send_message(left_socket, request_string);</text:p>
      <text:p text:style-name="P38"><text:s text:c="20"/>send_message(parent_socket, recieve_message(left_socket));</text:p>
      <text:p text:style-name="P38"><text:s text:c="16"/>}</text:p>
      <text:p text:style-name="P38"><text:s text:c="12"/>} else {</text:p>
      <text:p text:style-name="P38"><text:s text:c="16"/>if (right_id == 0) {</text:p>
      <text:p text:style-name="P38"><text:s text:c="20"/>send_message(parent_socket, "Error: Not found");</text:p>
      <text:p text:style-name="P38"><text:s text:c="16"/>} else if (right_id == id_to_delete) {</text:p>
      <text:p text:style-name="P38"><text:s text:c="20"/>send_message(right_socket, "kill_children");</text:p>
      <text:p text:style-name="P38"><text:s text:c="20"/>recieve_message(right_socket);</text:p>
      <text:p text:style-name="P38"><text:s text:c="20"/>kill(right_pid,SIGTERM);</text:p>
      <text:p text:style-name="P38"><text:s text:c="20"/>kill(right_pid,SIGKILL);</text:p>
      <text:p text:style-name="P38"><text:s text:c="20"/>right_id = 0;</text:p>
      <text:p text:style-name="P38"><text:s text:c="20"/>right_pid = 0;</text:p>
      <text:p text:style-name="P38"><text:s text:c="20"/>send_message(parent_socket, "Ok");</text:p>
      <text:p text:style-name="P38"><text:s text:c="16"/>} else {</text:p>
      <text:p text:style-name="P38"><text:s text:c="20"/>send_message(right_socket, request_string);</text:p>
      <text:p text:style-name="P38"><text:s text:c="20"/>send_message(parent_socket, recieve_message(right_socket));</text:p>
      <text:p text:style-name="P38"><text:s text:c="16"/>}</text:p>
      <text:p text:style-name="P38"><text:s text:c="12"/>}</text:p>
      <text:p text:style-name="P38"><text:soft-page-break/><text:s text:c="8"/>} else if (command == "exec") {</text:p>
      <text:p text:style-name="P38"><text:s text:c="12"/>int exec_id;</text:p>
      <text:p text:style-name="P38"><text:s text:c="12"/>command_stream &gt;&gt; exec_id;</text:p>
      <text:p text:style-name="P38"><text:s text:c="12"/>if (exec_id == id) {</text:p>
      <text:p text:style-name="P38"><text:s text:c="16"/>int n;</text:p>
      <text:p text:style-name="P38"><text:s text:c="16"/>command_stream &gt;&gt; n;</text:p>
      <text:p text:style-name="P38"><text:s text:c="16"/>int sum = 0;</text:p>
      <text:p text:style-name="P38"><text:s text:c="16"/>for (int i = 0; i &lt; n; ++i) {</text:p>
      <text:p text:style-name="P38"><text:s text:c="20"/>int cur_num;</text:p>
      <text:p text:style-name="P38"><text:s text:c="20"/>command_stream &gt;&gt; cur_num;</text:p>
      <text:p text:style-name="P38"><text:s text:c="20"/>sum += cur_num;</text:p>
      <text:p text:style-name="P38"><text:s text:c="16"/>}</text:p>
      <text:p text:style-name="P38"><text:s text:c="16"/>std::string recieve_message = "Ok:" + std::to_string(id) + ":" + std::to_string(sum);</text:p>
      <text:p text:style-name="P38"><text:s text:c="16"/>send_message(parent_socket, recieve_message);</text:p>
      <text:p text:style-name="P38"><text:s text:c="16"/></text:p>
      <text:p text:style-name="P38"><text:s text:c="12"/>} else if (exec_id &lt; id) {</text:p>
      <text:p text:style-name="P38"><text:s text:c="16"/>if (left_pid == 0) {</text:p>
      <text:p text:style-name="P38"><text:s text:c="20"/>std::string recieve_message = "Error:" + std::to_string(exec_id) + ": Not found";</text:p>
      <text:p text:style-name="P38"><text:s text:c="20"/>send_message(parent_socket, recieve_message);</text:p>
      <text:p text:style-name="P38"><text:s text:c="16"/>} else {</text:p>
      <text:p text:style-name="P38"><text:s text:c="20"/>send_message(left_socket, request_string);</text:p>
      <text:p text:style-name="P38"><text:s text:c="20"/>send_message(parent_socket, recieve_message(left_socket));</text:p>
      <text:p text:style-name="P38"><text:s text:c="16"/>}</text:p>
      <text:p text:style-name="P38"><text:s text:c="12"/>} else {</text:p>
      <text:p text:style-name="P38"><text:s text:c="16"/>if (right_pid == 0) {</text:p>
      <text:p text:style-name="P38"><text:s text:c="20"/>std::string recieve_message = "Error:" + std::to_string(exec_id) + ": Not found";</text:p>
      <text:p text:style-name="P38"><text:s text:c="20"/>send_message(parent_socket, recieve_message);</text:p>
      <text:p text:style-name="P38"><text:s text:c="16"/>} else {</text:p>
      <text:p text:style-name="P38"><text:s text:c="20"/>send_message(right_socket, request_string);</text:p>
      <text:p text:style-name="P38"><text:s text:c="20"/>send_message(parent_socket, recieve_message(right_socket));</text:p>
      <text:p text:style-name="P38"><text:s text:c="16"/>}</text:p>
      <text:p text:style-name="P38"><text:s text:c="12"/>}</text:p>
      <text:p text:style-name="P38"/>
      <text:p text:style-name="P38"><text:s text:c="8"/>} else if (command == "pingall") {</text:p>
      <text:p text:style-name="P38"><text:s text:c="12"/>std::ostringstream res;</text:p>
      <text:p text:style-name="P38"><text:s text:c="12"/>std::string left_res;</text:p>
      <text:p text:style-name="P38"><text:s text:c="12"/>std::string right_res;</text:p>
      <text:p text:style-name="P38"><text:s text:c="12"/>if (left_pid != 0) {</text:p>
      <text:p text:style-name="P38"><text:s text:c="16"/>send_message(left_socket, "pingall");</text:p>
      <text:p text:style-name="P38"><text:s text:c="16"/>left_res = recieve_message(left_socket);</text:p>
      <text:p text:style-name="P38"><text:s text:c="12"/>}</text:p>
      <text:p text:style-name="P38"><text:s text:c="12"/>if (right_pid != 0) {</text:p>
      <text:p text:style-name="P38"><text:s text:c="16"/>send_message(right_socket, "pingall");</text:p>
      <text:p text:style-name="P38"><text:s text:c="16"/>right_res = recieve_message(right_socket);</text:p>
      <text:p text:style-name="P38"><text:s text:c="12"/>}</text:p>
      <text:p text:style-name="P38"><text:s text:c="12"/>if (!left_res.empty() &amp;&amp; left_res.substr(std::min&lt;int&gt;(left_res.size(),5)) != "Error") {</text:p>
      <text:p text:style-name="P38"><text:s text:c="16"/>res &lt;&lt; left_res;</text:p>
      <text:p text:style-name="P38"><text:s text:c="12"/>}</text:p>
      <text:p text:style-name="P38"/>
      <text:p text:style-name="P38"/>
      <text:p text:style-name="P38"><text:s text:c="12"/>if (!right_res.empty() &amp;&amp; right_res.substr(std::min&lt;int&gt;(right_res.size(),5)) != "Error") {</text:p>
      <text:p text:style-name="P38"><text:soft-page-break/><text:s text:c="16"/>res &lt;&lt; right_res;</text:p>
      <text:p text:style-name="P38"><text:s text:c="12"/>}</text:p>
      <text:p text:style-name="P38"><text:s text:c="12"/>send_message(parent_socket, res.str());</text:p>
      <text:p text:style-name="P38"><text:s text:c="8"/>} else if (command == "kill_children") { <text:s/>// УБИТЬ ВСЕХ ДЕТЕЙ</text:p>
      <text:p text:style-name="P38"><text:s text:c="12"/>if (left_pid == 0 &amp;&amp; right_pid == 0) {</text:p>
      <text:p text:style-name="P38"><text:s text:c="16"/>send_message(parent_socket, "Ok");</text:p>
      <text:p text:style-name="P38"><text:s text:c="12"/>} else {</text:p>
      <text:p text:style-name="P38"><text:s text:c="16"/>if (left_pid != 0) {</text:p>
      <text:p text:style-name="P38"><text:s text:c="20"/>send_message(left_socket, "kill_children");</text:p>
      <text:p text:style-name="P38"><text:s text:c="20"/>recieve_message(left_socket);</text:p>
      <text:p text:style-name="P38"><text:s text:c="20"/>kill(left_pid,SIGTERM);</text:p>
      <text:p text:style-name="P38"><text:s text:c="20"/>kill(left_pid,SIGKILL);</text:p>
      <text:p text:style-name="P38"><text:s text:c="16"/>}</text:p>
      <text:p text:style-name="P38"><text:s text:c="16"/>if (right_pid != 0) {</text:p>
      <text:p text:style-name="P38"><text:s text:c="20"/>send_message(right_socket, "kill_children");</text:p>
      <text:p text:style-name="P38"><text:s text:c="20"/>recieve_message(right_socket);</text:p>
      <text:p text:style-name="P38"><text:s text:c="20"/>kill(right_pid,SIGTERM);</text:p>
      <text:p text:style-name="P38"><text:s text:c="20"/>kill(right_pid,SIGKILL);</text:p>
      <text:p text:style-name="P38"><text:s text:c="16"/>}</text:p>
      <text:p text:style-name="P38"><text:s text:c="16"/>send_message(parent_socket, "Ok");</text:p>
      <text:p text:style-name="P38"/>
      <text:p text:style-name="P38"><text:s text:c="12"/>}</text:p>
      <text:p text:style-name="P38"><text:s text:c="8"/>}</text:p>
      <text:p text:style-name="P38"><text:s text:c="8"/>if (parent_port == 0) {</text:p>
      <text:p text:style-name="P38"><text:s text:c="12"/>break;</text:p>
      <text:p text:style-name="P38"><text:s text:c="8"/>}</text:p>
      <text:p text:style-name="P38"><text:s text:c="4"/>}</text:p>
      <text:p text:style-name="P38"/>
      <text:p text:style-name="P38">}</text:p>
      <text:p text:style-name="P10"><text:span text:style-name="T20">server_functions</text:span>.c<text:span text:style-name="T20">pp</text:span>: </text:p>
      <text:p text:style-name="P39">#include "server.h"</text:p>
      <text:p text:style-name="P39"/>
      <text:p text:style-name="P39"/>
      <text:p text:style-name="P39">bool send_message(zmq::socket_t&amp; socket, const std::string&amp; message_string) {</text:p>
      <text:p text:style-name="P39"><text:s text:c="4"/>zmq::message_t message(message_string.size());</text:p>
      <text:p text:style-name="P39"><text:s text:c="4"/>memcpy(message.data(), message_string.c_str(), message_string.size());</text:p>
      <text:p text:style-name="P39"><text:s text:c="4"/>return socket.send(message);</text:p>
      <text:p text:style-name="P39">}</text:p>
      <text:p text:style-name="P39"/>
      <text:p text:style-name="P39">std::string recieve_message(zmq::socket_t&amp; socket) {</text:p>
      <text:p text:style-name="P39"><text:s text:c="4"/>zmq::message_t message;</text:p>
      <text:p text:style-name="P39"><text:s text:c="4"/>bool ok;</text:p>
      <text:p text:style-name="P39"><text:s text:c="4"/>try {</text:p>
      <text:p text:style-name="P39"><text:s text:c="8"/>ok = socket.recv(&amp;message);</text:p>
      <text:p text:style-name="P39"><text:s text:c="4"/>} catch (...) {</text:p>
      <text:p text:style-name="P39"><text:s text:c="8"/>ok = false;</text:p>
      <text:p text:style-name="P39"><text:s text:c="4"/>}</text:p>
      <text:p text:style-name="P39"><text:s text:c="4"/>std::string recieved_message(static_cast&lt;char*&gt;(message.data()), message.size());</text:p>
      <text:p text:style-name="P39"><text:s text:c="4"/>if (recieved_message.empty() || !ok) {</text:p>
      <text:p text:style-name="P39"><text:s text:c="8"/>return "Error: Node is not available";</text:p>
      <text:p text:style-name="P39"><text:s text:c="4"/>}</text:p>
      <text:p text:style-name="P39"><text:s text:c="4"/>return recieved_message;</text:p>
      <text:p text:style-name="P39">}</text:p>
      <text:p text:style-name="P39"/>
      <text:p text:style-name="P39">std::string get_port_name(int port) {</text:p>
      <text:p text:style-name="P39"><text:s text:c="4"/>return "tcp://127.0.0.1:" + std::to_string(port);</text:p>
      <text:p text:style-name="P39"><text:soft-page-break/>}</text:p>
      <text:p text:style-name="P39">int bind_socket(zmq::socket_t&amp; socket) {</text:p>
      <text:p text:style-name="P39"><text:s text:c="4"/>int port = 40000;</text:p>
      <text:p text:style-name="P39"><text:s text:c="4"/>while (true) {</text:p>
      <text:p text:style-name="P39"><text:s text:c="8"/>try {</text:p>
      <text:p text:style-name="P39"><text:s text:c="12"/>socket.bind(get_port_name(port));</text:p>
      <text:p text:style-name="P39"><text:s text:c="12"/>break;</text:p>
      <text:p text:style-name="P39"><text:s text:c="8"/>} catch(...) {</text:p>
      <text:p text:style-name="P39"><text:s text:c="12"/>port++;</text:p>
      <text:p text:style-name="P39"><text:s text:c="8"/>}</text:p>
      <text:p text:style-name="P39"><text:s text:c="4"/>}</text:p>
      <text:p text:style-name="P39"><text:s text:c="4"/>return port;</text:p>
      <text:p text:style-name="P39">}</text:p>
      <text:p text:style-name="P39"/>
      <text:p text:style-name="P39">void create_node(int id, int port) {</text:p>
      <text:p text:style-name="P39"/>
      <text:p text:style-name="P39"><text:s text:c="4"/>char* arg1 = strdup((std::to_string(id)).c_str());</text:p>
      <text:p text:style-name="P39"><text:s text:c="4"/>char* arg2 = strdup((std::to_string(port)).c_str());</text:p>
      <text:p text:style-name="P39"><text:s text:c="4"/></text:p>
      <text:p text:style-name="P39"><text:s text:c="4"/>char* args[] = {"./child", arg1, arg2, NULL};</text:p>
      <text:p text:style-name="P39"><text:s text:c="4"/>execv("./child", args);</text:p>
      <text:p text:style-name="P39">}</text:p>
      <text:p text:style-name="P28"/>
      <text:p text:style-name="P10"><text:span text:style-name="T20">server_functions</text:span>.<text:span text:style-name="T20">h</text:span>: </text:p>
      <text:p text:style-name="P39">#pragma once</text:p>
      <text:p text:style-name="P39">#include &lt;string&gt;</text:p>
      <text:p text:style-name="P39">#include "zconf.h"</text:p>
      <text:p text:style-name="P39">#include "zmq.hpp"</text:p>
      <text:p text:style-name="P39"/>
      <text:p text:style-name="P39">bool send_message(zmq::socket_t&amp; socket, const std::string&amp; message_string);</text:p>
      <text:p text:style-name="P39"/>
      <text:p text:style-name="P39">std::string recieve_message(zmq::socket_t&amp; socket);</text:p>
      <text:p text:style-name="P39"/>
      <text:p text:style-name="P39">std::string get_port_name(int port);</text:p>
      <text:p text:style-name="P39"/>
      <text:p text:style-name="P39">int bind_socket(zmq::socket_t&amp; socket);</text:p>
      <text:p text:style-name="P39"/>
      <text:p text:style-name="P39">void create_node(int id, int port);</text:p>
      <text:p text:style-name="P28"/>
      <text:h text:style-name="P23" text:outline-level="1">Демонстрация работы программы</text:h>
      <text:p text:style-name="P16">sergey@sergey-HP-Pavilion-dv7-Notebook-PC:~/Рабочий стол/work/os_lab_06$ strace ./terminal</text:p>
      <text:p text:style-name="P15">create 1 </text:p>
      <text:p text:style-name="P15">Ok:10200</text:p>
      <text:p text:style-name="P15">create 2</text:p>
      <text:p text:style-name="P15">Ok:10205</text:p>
      <text:p text:style-name="P15">create 3</text:p>
      <text:p text:style-name="P15">Ok:10210</text:p>
      <text:p text:style-name="P15">create 5</text:p>
      <text:p text:style-name="P15">Ok:10215</text:p>
      <text:p text:style-name="P15">exec 5 3 1 2 3</text:p>
      <text:p text:style-name="P15">Ok:5:6</text:p>
      <text:p text:style-name="P15">pingall</text:p>
      <text:p text:style-name="P15">Ok: 1 2 3 5</text:p>
      <text:p text:style-name="P15">create 5</text:p>
      <text:p text:style-name="P15">Error: Already exists</text:p>
      <text:p text:style-name="P15">exec 6 3 1 2 3</text:p>
      <text:p text:style-name="P15">Error:6: Not found</text:p>
      <text:p text:style-name="P15">remove 2</text:p>
      <text:p text:style-name="P15">Ok</text:p>
      <text:p text:style-name="P15">pingall</text:p>
      <text:p text:style-name="P15">Ok: 1</text:p>
      <text:p text:style-name="P15">exec 3 3 1 2 3</text:p>
      <text:p text:style-name="P15">Error:3: Not found</text:p>
      <text:p text:style-name="P15">exit</text:p>
      <text:p text:style-name="P15">sergey@sergey-HP-Pavilion-dv7-Notebook-PC:~/Рабочий стол/work/os_lab_06$ strace ./terminal</text:p>
      <text:p text:style-name="P15">execve("./terminal", ["./terminal"], 0x7ffc446b5c20 /* 55 vars */) = 0</text:p>
      <text:p text:style-name="P15"><text:soft-page-break/>brk(NULL) <text:s text:c="30"/>= 0x561cd2db5000</text:p>
      <text:p text:style-name="P15">access("/etc/ld.so.nohwcap", F_OK) <text:s text:c="5"/>= -1 ENOENT (No such file or directory)</text:p>
      <text:p text:style-name="P15">access("/etc/ld.so.preload", R_OK) <text:s text:c="5"/>= -1 ENOENT (No such file or directory)</text:p>
      <text:p text:style-name="P15">openat(AT_FDCWD, "/etc/ld.so.cache", O_RDONLY|O_CLOEXEC) = 3</text:p>
      <text:p text:style-name="P15">fstat(3, {st_mode=S_IFREG|0644, st_size=82780, ...}) = 0</text:p>
      <text:p text:style-name="P15">mmap(NULL, 82780, PROT_READ, MAP_PRIVATE, 3, 0) = 0x7f5d5d1df000</text:p>
      <text:p text:style-name="P15">close(3) <text:s text:c="31"/>= 0</text:p>
      <text:p text:style-name="P15">access("/etc/ld.so.nohwcap", F_OK) <text:s text:c="5"/>= -1 ENOENT (No such file or directory)</text:p>
      <text:p text:style-name="P15">openat(AT_FDCWD, "/usr/local/lib/libzmq.so.5", O_RDONLY|O_CLOEXEC) = 3</text:p>
      <text:p text:style-name="P15">read(3, "\177ELF\2\1\1\0\0\0\0\0\0\0\0\0\3\0&gt;\0\1\0\0\0\240\5\1\0\0\0\0\0"..., 832) = 832</text:p>
      <text:p text:style-name="P15">fstat(3, {st_mode=S_IFREG|0755, st_size=9150296, ...}) = 0</text:p>
      <text:p text:style-name="P15">mmap(NULL, 8192, PROT_READ|PROT_WRITE, MAP_PRIVATE|MAP_ANONYMOUS, -1, 0) = 0x7f5d5d1dd000</text:p>
      <text:p text:style-name="P15">mmap(NULL, 2635120, PROT_READ|PROT_EXEC, MAP_PRIVATE|MAP_DENYWRITE, 3, 0) = 0x7f5d5cd49000</text:p>
      <text:p text:style-name="P15">mprotect(0x7f5d5cdc8000, 2093056, PROT_NONE) = 0</text:p>
      <text:p text:style-name="P15">mmap(0x7f5d5cfc7000, 24576, PROT_READ|PROT_WRITE, MAP_PRIVATE|MAP_FIXED|MAP_DENYWRITE, 3, 0x7e000) = 0x7f5d5cfc7000</text:p>
      <text:p text:style-name="P15">close(3) <text:s text:c="31"/>= 0</text:p>
      <text:p text:style-name="P15">access("/etc/ld.so.nohwcap", F_OK) <text:s text:c="5"/>= -1 ENOENT (No such file or directory)</text:p>
      <text:p text:style-name="P15">openat(AT_FDCWD, "/usr/lib/x86_64-linux-gnu/libstdc++.so.6", O_RDONLY|O_CLOEXEC) = 3</text:p>
      <text:p text:style-name="P15">read(3, "\177ELF\2\1\1\3\0\0\0\0\0\0\0\0\3\0&gt;\0\1\0\0\0\220\304\10\0\0\0\0\0"..., 832) = 832</text:p>
      <text:p text:style-name="P15">fstat(3, {st_mode=S_IFREG|0644, st_size=1594864, ...}) = 0</text:p>
      <text:p text:style-name="P15">mmap(NULL, 3702848, PROT_READ|PROT_EXEC, MAP_PRIVATE|MAP_DENYWRITE, 3, 0) = 0x7f5d5c9c0000</text:p>
      <text:p text:style-name="P15">mprotect(0x7f5d5cb39000, 2097152, PROT_NONE) = 0</text:p>
      <text:p text:style-name="P15"><text:soft-page-break/>mmap(0x7f5d5cd39000, 49152, PROT_READ|PROT_WRITE, MAP_PRIVATE|MAP_FIXED|MAP_DENYWRITE, 3, 0x179000) = 0x7f5d5cd39000</text:p>
      <text:p text:style-name="P15">mmap(0x7f5d5cd45000, 12352, PROT_READ|PROT_WRITE, MAP_PRIVATE|MAP_FIXED|MAP_ANONYMOUS, -1, 0) = 0x7f5d5cd45000</text:p>
      <text:p text:style-name="P15">close(3) <text:s text:c="31"/>= 0</text:p>
      <text:p text:style-name="P15">access("/etc/ld.so.nohwcap", F_OK) <text:s text:c="5"/>= -1 ENOENT (No such file or directory)</text:p>
      <text:p text:style-name="P15">openat(AT_FDCWD, "/lib/x86_64-linux-gnu/libgcc_s.so.1", O_RDONLY|O_CLOEXEC) = 3</text:p>
      <text:p text:style-name="P15">read(3, "\177ELF\2\1\1\0\0\0\0\0\0\0\0\0\3\0&gt;\0\1\0\0\0\300*\0\0\0\0\0\0"..., 832) = 832</text:p>
      <text:p text:style-name="P15">fstat(3, {st_mode=S_IFREG|0644, st_size=96616, ...}) = 0</text:p>
      <text:p text:style-name="P15">mmap(NULL, 2192432, PROT_READ|PROT_EXEC, MAP_PRIVATE|MAP_DENYWRITE, 3, 0) = 0x7f5d5c7a8000</text:p>
      <text:p text:style-name="P15">mprotect(0x7f5d5c7bf000, 2093056, PROT_NONE) = 0</text:p>
      <text:p text:style-name="P15">mmap(0x7f5d5c9be000, 8192, PROT_READ|PROT_WRITE, MAP_PRIVATE|MAP_FIXED|MAP_DENYWRITE, 3, 0x16000) = 0x7f5d5c9be000</text:p>
      <text:p text:style-name="P15">close(3) <text:s text:c="31"/>= 0</text:p>
      <text:p text:style-name="P15">access("/etc/ld.so.nohwcap", F_OK) <text:s text:c="5"/>= -1 ENOENT (No such file or directory)</text:p>
      <text:p text:style-name="P15">openat(AT_FDCWD, "/lib/x86_64-linux-gnu/libc.so.6", O_RDONLY|O_CLOEXEC) = 3</text:p>
      <text:p text:style-name="P15">read(3, "\177ELF\2\1\1\3\0\0\0\0\0\0\0\0\3\0&gt;\0\1\0\0\0\260\34\2\0\0\0\0\0"..., 832) = 832</text:p>
      <text:p text:style-name="P15">fstat(3, {st_mode=S_IFREG|0755, st_size=2030544, ...}) = 0</text:p>
      <text:p text:style-name="P15">mmap(NULL, 4131552, PROT_READ|PROT_EXEC, MAP_PRIVATE|MAP_DENYWRITE, 3, 0) = 0x7f5d5c3b7000</text:p>
      <text:p text:style-name="P15">mprotect(0x7f5d5c59e000, 2097152, PROT_NONE) = 0</text:p>
      <text:p text:style-name="P15">mmap(0x7f5d5c79e000, 24576, PROT_READ|PROT_WRITE, MAP_PRIVATE|MAP_FIXED|MAP_DENYWRITE, 3, 0x1e7000) = 0x7f5d5c79e000</text:p>
      <text:p text:style-name="P15">mmap(0x7f5d5c7a4000, 15072, PROT_READ|PROT_WRITE, MAP_PRIVATE|MAP_FIXED|MAP_ANONYMOUS, -1, 0) = 0x7f5d5c7a4000</text:p>
      <text:p text:style-name="P15">close(3) <text:s text:c="31"/>= 0</text:p>
      <text:p text:style-name="P15">access("/etc/ld.so.nohwcap", F_OK) <text:s text:c="5"/>= -1 ENOENT (No such file or directory)</text:p>
      <text:p text:style-name="P15"><text:soft-page-break/>openat(AT_FDCWD, "/lib/x86_64-linux-gnu/librt.so.1", O_RDONLY|O_CLOEXEC) = 3</text:p>
      <text:p text:style-name="P15">read(3, "\177ELF\2\1\1\0\0\0\0\0\0\0\0\0\3\0&gt;\0\1\0\0\0\0\"\0\0\0\0\0\0"..., 832) = 832</text:p>
      <text:p text:style-name="P15">fstat(3, {st_mode=S_IFREG|0644, st_size=31680, ...}) = 0</text:p>
      <text:p text:style-name="P15">mmap(NULL, 2128864, PROT_READ|PROT_EXEC, MAP_PRIVATE|MAP_DENYWRITE, 3, 0) = 0x7f5d5c1af000</text:p>
      <text:p text:style-name="P15">mprotect(0x7f5d5c1b6000, 2093056, PROT_NONE) = 0</text:p>
      <text:p text:style-name="P15">mmap(0x7f5d5c3b5000, 8192, PROT_READ|PROT_WRITE, MAP_PRIVATE|MAP_FIXED|MAP_DENYWRITE, 3, 0x6000) = 0x7f5d5c3b5000</text:p>
      <text:p text:style-name="P15">close(3) <text:s text:c="31"/>= 0</text:p>
      <text:p text:style-name="P15">access("/etc/ld.so.nohwcap", F_OK) <text:s text:c="5"/>= -1 ENOENT (No such file or directory)</text:p>
      <text:p text:style-name="P15">openat(AT_FDCWD, "/lib/x86_64-linux-gnu/libpthread.so.0", O_RDONLY|O_CLOEXEC) = 3</text:p>
      <text:p text:style-name="P15">read(3, "\177ELF\2\1\1\0\0\0\0\0\0\0\0\0\3\0&gt;\0\1\0\0\0000b\0\0\0\0\0\0"..., 832) = 832</text:p>
      <text:p text:style-name="P15">fstat(3, {st_mode=S_IFREG|0755, st_size=144976, ...}) = 0</text:p>
      <text:p text:style-name="P15">mmap(NULL, 2221184, PROT_READ|PROT_EXEC, MAP_PRIVATE|MAP_DENYWRITE, 3, 0) = 0x7f5d5bf90000</text:p>
      <text:p text:style-name="P15">mprotect(0x7f5d5bfaa000, 2093056, PROT_NONE) = 0</text:p>
      <text:p text:style-name="P15">mmap(0x7f5d5c1a9000, 8192, PROT_READ|PROT_WRITE, MAP_PRIVATE|MAP_FIXED|MAP_DENYWRITE, 3, 0x19000) = 0x7f5d5c1a9000</text:p>
      <text:p text:style-name="P15">mmap(0x7f5d5c1ab000, 13440, PROT_READ|PROT_WRITE, MAP_PRIVATE|MAP_FIXED|MAP_ANONYMOUS, -1, 0) = 0x7f5d5c1ab000</text:p>
      <text:p text:style-name="P15">close(3) <text:s text:c="31"/>= 0</text:p>
      <text:p text:style-name="P15">access("/etc/ld.so.nohwcap", F_OK) <text:s text:c="5"/>= -1 ENOENT (No such file or directory)</text:p>
      <text:p text:style-name="P15">openat(AT_FDCWD, "/lib/x86_64-linux-gnu/libm.so.6", O_RDONLY|O_CLOEXEC) = 3</text:p>
      <text:p text:style-name="P15">read(3, "\177ELF\2\1\1\3\0\0\0\0\0\0\0\0\3\0&gt;\0\1\0\0\0\200\272\0\0\0\0\0\0"..., 832) = 832</text:p>
      <text:p text:style-name="P15">fstat(3, {st_mode=S_IFREG|0644, st_size=1700792, ...}) = 0</text:p>
      <text:p text:style-name="P15"><text:soft-page-break/>mmap(NULL, 8192, PROT_READ|PROT_WRITE, MAP_PRIVATE|MAP_ANONYMOUS, -1, 0) = 0x7f5d5d1db000</text:p>
      <text:p text:style-name="P15">mmap(NULL, 3789144, PROT_READ|PROT_EXEC, MAP_PRIVATE|MAP_DENYWRITE, 3, 0) = 0x7f5d5bbf2000</text:p>
      <text:p text:style-name="P15">mprotect(0x7f5d5bd8f000, 2093056, PROT_NONE) = 0</text:p>
      <text:p text:style-name="P15">mmap(0x7f5d5bf8e000, 8192, PROT_READ|PROT_WRITE, MAP_PRIVATE|MAP_FIXED|MAP_DENYWRITE, 3, 0x19c000) = 0x7f5d5bf8e000</text:p>
      <text:p text:style-name="P15">close(3) <text:s text:c="31"/>= 0</text:p>
      <text:p text:style-name="P15">mmap(NULL, 12288, PROT_READ|PROT_WRITE, MAP_PRIVATE|MAP_ANONYMOUS, -1, 0) = 0x7f5d5d1d8000</text:p>
      <text:p text:style-name="P15">arch_prctl(ARCH_SET_FS, 0x7f5d5d1d8740) = 0</text:p>
      <text:p text:style-name="P15">mprotect(0x7f5d5c79e000, 16384, PROT_READ) = 0</text:p>
      <text:p text:style-name="P15">mprotect(0x7f5d5bf8e000, 4096, PROT_READ) = 0</text:p>
      <text:p text:style-name="P15">mprotect(0x7f5d5c1a9000, 4096, PROT_READ) = 0</text:p>
      <text:p text:style-name="P15">mprotect(0x7f5d5c3b5000, 4096, PROT_READ) = 0</text:p>
      <text:p text:style-name="P15">mprotect(0x7f5d5c9be000, 4096, PROT_READ) = 0</text:p>
      <text:p text:style-name="P15">mprotect(0x7f5d5cd39000, 40960, PROT_READ) = 0</text:p>
      <text:p text:style-name="P15">mprotect(0x7f5d5cfc7000, 20480, PROT_READ) = 0</text:p>
      <text:p text:style-name="P15">mprotect(0x561cd1937000, 4096, PROT_READ) = 0</text:p>
      <text:p text:style-name="P15">mprotect(0x7f5d5d1f4000, 4096, PROT_READ) = 0</text:p>
      <text:p text:style-name="P15">munmap(0x7f5d5d1df000, 82780) <text:s text:c="10"/>= 0</text:p>
      <text:p text:style-name="P15">set_tid_address(0x7f5d5d1d8a10) <text:s text:c="8"/>= 8452</text:p>
      <text:p text:style-name="P15">set_robust_list(0x7f5d5d1d8a20, 24) <text:s text:c="4"/>= 0</text:p>
      <text:p text:style-name="P15">rt_sigaction(SIGRTMIN, {sa_handler=0x7f5d5bf95cb0, sa_mask=[], sa_flags=SA_RESTORER|SA_SIGINFO, sa_restorer=0x7f5d5bfa2890}, NULL, 8) = 0</text:p>
      <text:p text:style-name="P15">rt_sigaction(SIGRT_1, {sa_handler=0x7f5d5bf95d50, sa_mask=[], sa_flags=SA_RESTORER|SA_RESTART|SA_SIGINFO, sa_restorer=0x7f5d5bfa2890}, NULL, 8) = 0</text:p>
      <text:p text:style-name="P15">rt_sigprocmask(SIG_UNBLOCK, [RTMIN RT_1], NULL, 8) = 0</text:p>
      <text:p text:style-name="P15"><text:soft-page-break/>prlimit64(0, RLIMIT_STACK, NULL, {rlim_cur=8192*1024, rlim_max=RLIM64_INFINITY}) = 0</text:p>
      <text:p text:style-name="P15">brk(NULL) <text:s text:c="30"/>= 0x561cd2db5000</text:p>
      <text:p text:style-name="P15">brk(0x561cd2dd6000) <text:s text:c="20"/>= 0x561cd2dd6000</text:p>
      <text:p text:style-name="P15">futex(0x7f5d5cd4609c, FUTEX_WAKE_PRIVATE, 2147483647) = 0</text:p>
      <text:p text:style-name="P15">futex(0x7f5d5cd460a8, FUTEX_WAKE_PRIVATE, 2147483647) = 0</text:p>
      <text:p text:style-name="P15">eventfd2(0, EFD_CLOEXEC) <text:s text:c="15"/>= 3</text:p>
      <text:p text:style-name="P15">fcntl(3, F_GETFL) <text:s text:c="22"/>= 0x2 (flags O_RDWR)</text:p>
      <text:p text:style-name="P15">fcntl(3, F_SETFL, O_RDWR|O_NONBLOCK) <text:s text:c="3"/>= 0</text:p>
      <text:p text:style-name="P15">fcntl(3, F_GETFL) <text:s text:c="22"/>= 0x802 (flags O_RDWR|O_NONBLOCK)</text:p>
      <text:p text:style-name="P15">fcntl(3, F_SETFL, O_RDWR|O_NONBLOCK) <text:s text:c="3"/>= 0</text:p>
      <text:p text:style-name="P15">openat(AT_FDCWD, "/dev/urandom", O_RDONLY) = 4</text:p>
      <text:p text:style-name="P15">read(4, "\306\220P\31", 4) <text:s text:c="13"/>= 4</text:p>
      <text:p text:style-name="P15">eventfd2(0, EFD_CLOEXEC) <text:s text:c="15"/>= 5</text:p>
      <text:p text:style-name="P15">fcntl(5, F_GETFL) <text:s text:c="22"/>= 0x2 (flags O_RDWR)</text:p>
      <text:p text:style-name="P15">fcntl(5, F_SETFL, O_RDWR|O_NONBLOCK) <text:s text:c="3"/>= 0</text:p>
      <text:p text:style-name="P15">fcntl(5, F_GETFL) <text:s text:c="22"/>= 0x802 (flags O_RDWR|O_NONBLOCK)</text:p>
      <text:p text:style-name="P15">fcntl(5, F_SETFL, O_RDWR|O_NONBLOCK) <text:s text:c="3"/>= 0</text:p>
      <text:p text:style-name="P15">epoll_create1(EPOLL_CLOEXEC) <text:s text:c="11"/>= 6</text:p>
      <text:p text:style-name="P15">epoll_ctl(6, EPOLL_CTL_ADD, 5, {0, {u32=3537673040, u64=94681796746064}}) = 0</text:p>
      <text:p text:style-name="P15">epoll_ctl(6, EPOLL_CTL_MOD, 5, {EPOLLIN, {u32=3537673040, u64=94681796746064}}) = 0</text:p>
      <text:p text:style-name="P15">mmap(NULL, 8392704, PROT_NONE, MAP_PRIVATE|MAP_ANONYMOUS|MAP_STACK, -1, 0) = 0x7f5d5b3f1000</text:p>
      <text:p text:style-name="P15">mprotect(0x7f5d5b3f2000, 8388608, PROT_READ|PROT_WRITE) = 0</text:p>
      <text:p text:style-name="P15">clone(child_stack=0x7f5d5bbf0fb0, flags=CLONE_VM|CLONE_FS|CLONE_FILES|CLONE_SIGHAND|CLONE_THREAD|CLONE_SYSVSEM|CLONE_SETTLS|CLONE_PARENT_SETTID|CLONE_CHILD_CLEARTID, parent_tidptr=0x7f5d5bbf19d0, tls=0x7f5d5bbf1700, child_tidptr=0x7f5d5bbf19d0) = 8453</text:p>
      <text:p text:style-name="P15"><text:soft-page-break/>sched_getparam(8453, [0]) <text:s text:c="14"/>= 0</text:p>
      <text:p text:style-name="P15">sched_getscheduler(8453) <text:s text:c="15"/>= 0 (SCHED_OTHER)</text:p>
      <text:p text:style-name="P15">sched_setscheduler(8453, SCHED_OTHER, [0]) = 0</text:p>
      <text:p text:style-name="P15">eventfd2(0, EFD_CLOEXEC) <text:s text:c="15"/>= 7</text:p>
      <text:p text:style-name="P15">fcntl(7, F_GETFL) <text:s text:c="22"/>= 0x2 (flags O_RDWR)</text:p>
      <text:p text:style-name="P15">fcntl(7, F_SETFL, O_RDWR|O_NONBLOCK) <text:s text:c="3"/>= 0</text:p>
      <text:p text:style-name="P15">fcntl(7, F_GETFL) <text:s text:c="22"/>= 0x802 (flags O_RDWR|O_NONBLOCK)</text:p>
      <text:p text:style-name="P15">fcntl(7, F_SETFL, O_RDWR|O_NONBLOCK) <text:s text:c="3"/>= 0</text:p>
      <text:p text:style-name="P15">epoll_create1(EPOLL_CLOEXEC) <text:s text:c="11"/>= 8</text:p>
      <text:p text:style-name="P15">epoll_ctl(8, EPOLL_CTL_ADD, 7, {0, {u32=3537674912, u64=94681796747936}}) = 0</text:p>
      <text:p text:style-name="P15">epoll_ctl(8, EPOLL_CTL_MOD, 7, {EPOLLIN, {u32=3537674912, u64=94681796747936}}) = 0</text:p>
      <text:p text:style-name="P15">mmap(NULL, 8392704, PROT_NONE, MAP_PRIVATE|MAP_ANONYMOUS|MAP_STACK, -1, 0) = 0x7f5d5abf0000</text:p>
      <text:p text:style-name="P15">mprotect(0x7f5d5abf1000, 8388608, PROT_READ|PROT_WRITE) = 0</text:p>
      <text:p text:style-name="P15">clone(child_stack=0x7f5d5b3effb0, flags=CLONE_VM|CLONE_FS|CLONE_FILES|CLONE_SIGHAND|CLONE_THREAD|CLONE_SYSVSEM|CLONE_SETTLS|CLONE_PARENT_SETTID|CLONE_CHILD_CLEARTID, parent_tidptr=0x7f5d5b3f09d0, tls=0x7f5d5b3f0700, child_tidptr=0x7f5d5b3f09d0) = 8454</text:p>
      <text:p text:style-name="P15">sched_getparam(8454, [0]) <text:s text:c="14"/>= 0</text:p>
      <text:p text:style-name="P15">sched_getscheduler(8454) <text:s text:c="15"/>= 0 (SCHED_OTHER)</text:p>
      <text:p text:style-name="P15">sched_setscheduler(8454, SCHED_OTHER, [0]) = 0</text:p>
      <text:p text:style-name="P15">eventfd2(0, EFD_CLOEXEC) <text:s text:c="15"/>= 9</text:p>
      <text:p text:style-name="P15">fcntl(9, F_GETFL) <text:s text:c="22"/>= 0x2 (flags O_RDWR)</text:p>
      <text:p text:style-name="P15">fcntl(9, F_SETFL, O_RDWR|O_NONBLOCK) <text:s text:c="3"/>= 0</text:p>
      <text:p text:style-name="P15">fcntl(9, F_GETFL) <text:s text:c="22"/>= 0x802 (flags O_RDWR|O_NONBLOCK)</text:p>
      <text:p text:style-name="P15">fcntl(9, F_SETFL, O_RDWR|O_NONBLOCK) <text:s text:c="3"/>= 0</text:p>
      <text:p text:style-name="P15">poll([{fd=9, events=POLLIN}], 1, 0) <text:s text:c="4"/>= 0 (Timeout)</text:p>
      <text:p text:style-name="P15"><text:soft-page-break/>socket(AF_NETLINK, SOCK_RAW|SOCK_CLOEXEC, NETLINK_ROUTE) = 10</text:p>
      <text:p text:style-name="P15">bind(10, {sa_family=AF_NETLINK, nl_pid=0, nl_groups=00000000}, 12) = 0</text:p>
      <text:p text:style-name="P15">getsockname(10, {sa_family=AF_NETLINK, nl_pid=8452, nl_groups=00000000}, [12]) = 0</text:p>
      <text:p text:style-name="P15">sendto(10, {{len=20, type=RTM_GETLINK, flags=NLM_F_REQUEST|NLM_F_DUMP, seq=1579764091, pid=0}, {ifi_family=AF_UNSPEC, ...}}, 20, 0, {sa_family=AF_NETLINK, nl_pid=0, nl_groups=00000000}, 12) = 20</text:p>
      <text:p text:style-name="P15">recvmsg(10, {msg_name={sa_family=AF_NETLINK, nl_pid=0, nl_groups=00000000}, msg_namelen=12, msg_iov=[{iov_base=[{{len=1316, type=RTM_NEWLINK, flags=NLM_F_MULTI, seq=1579764091, pid=8452}, {ifi_family=AF_UNSPEC, ifi_type=ARPHRD_LOOPBACK, ifi_index=if_nametoindex("lo"), ifi_flags=IFF_UP|IFF_LOOPBACK|IFF_RUNNING|0x10000, ifi_change=0}, [{{nla_len=7, nla_type=IFLA_IFNAME}, "lo"}, {{nla_len=8, nla_type=IFLA_TXQLEN}, 1000}, {{nla_len=5, nla_type=IFLA_OPERSTATE}, 0}, {{nla_len=5, nla_type=IFLA_LINKMODE}, 0}, {{nla_len=8, nla_type=IFLA_MTU}, 65536}, {{nla_len=8, nla_type=0x32 /* IFLA_??? */}, "\x00\x00\x00\x00"}, {{nla_len=8, nla_type=0x33 /* IFLA_??? */}, "\x00\x00\x00\x00"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1}, {{nla_len=12, nla_type=IFLA_QDISC}, "noqueue"}, {{nla_len=8, nla_type=IFLA_CARRIER_CHANGES}, 0}, {{nla_len=5, nla_type=IFLA_PROTO_DOWN}, 0}, {{nla_len=8, nla_type=0x2f /* IFLA_??? */}, "\x00\x00\x00\x00"}, {{nla_len=8, nla_type=0x30 /* IFLA_??? */}, "\x00\x00\x00\x00"}, {{nla_len=36, nla_type=IFLA_MAP}, {mem_start=0, mem_end=0, base_addr=0, irq=0, dma=0, port=0}}, {{nla_len=10, nla_type=IFLA_ADDRESS}, "\x00\x00\x00\x00\x00\x00"}, {{nla_len=10, nla_type=IFLA_BROADCAST}, "\x00\x00\x00\x00\x00\x00"}, {{nla_len=196, nla_type=IFLA_STATS64}, {rx_packets=3483, tx_packets=3483, rx_bytes=354119, tx_bytes=354119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3483, tx_packets=3483, rx_bytes=354119, tx_bytes=354119, rx_errors=0, tx_errors=0, rx_dropped=0, <text:soft-page-break/>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0}}, {{nla_len=760, nla_type=IFLA_AF_SPEC}, "\x88\x00\x02\x00\x84\x00\x01\x00\x00\x00\x00\x00\x00\x00\x00\x00\x00\x00\x00\x00\x01\x00\x00\x00\x01\x00\x00\x00\x01\x00\x00\x00"...}]}, {{len=1324, type=RTM_NEWLINK, flags=NLM_F_MULTI, seq=1579764091, pid=8452}, {ifi_family=AF_UNSPEC, ifi_type=ARPHRD_ETHER, ifi_index=if_nametoindex("eno1"), ifi_flags=IFF_UP|IFF_BROADCAST|IFF_MULTICAST, ifi_change=0}, [{{nla_len=9, nla_type=IFLA_IFNAME}, "eno1"}, {{nla_len=8, nla_type=IFLA_TXQLEN}, 1000}, {{nla_len=5, nla_type=IFLA_OPERSTATE}, 2}, {{nla_len=5, nla_type=IFLA_LINKMODE}, 0}, {{nla_len=8, nla_type=IFLA_MTU}, 1500}, {{nla_len=8, nla_type=0x32 /* IFLA_??? */}, "\x3c\x00\x00\x00"}, {{nla_len=8, nla_type=0x33 /* IFLA_??? */}, "\xf0\x23\x00\x00"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0}, {{nla_len=13, nla_type=IFLA_QDISC}, "fq_codel"}, {{nla_len=8, nla_type=IFLA_CARRIER_CHANGES}, 1}, {{nla_len=5, nla_type=IFLA_PROTO_DOWN}, 0}, {{nla_len=8, nla_type=0x2f /* IFLA_??? */}, "\x00\x00\x00\x00"}, {{nla_len=8, nla_type=0x30 /* IFLA_??? */}, "\x01\x00\x00\x00"}, {{nla_len=36, nla_type=IFLA_MAP}, {mem_start=0, mem_end=0, base_addr=0, irq=0, dma=0, port=0}}, {{nla_len=10, nla_type=IFLA_ADDRESS}, "\xa0\xb3\xcc\x44\x4a\xad"}, {{nla_len=10, nla_type=IFLA_BROADCAST}, "\xff\xff\xff\xff\xff\xff"}, {{nla_len=196, nla_type=IFLA_STATS64}, {rx_packets=0, tx_packets=0, rx_bytes=0, tx_bytes=0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0, tx_packets=0, rx_bytes=0, tx_bytes=0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<text:soft-page-break/>tx_compressed=0, rx_nohandler=0}}, {{nla_len=12, nla_type=IFLA_XDP}, {{nla_len=5, nla_type=IFLA_XDP_ATTACHED}, 0}}, {{nla_len=760, nla_type=IFLA_AF_SPEC}, "\x88\x00\x02\x00\x84\x00\x01\x00\x00\x00\x00\x00\x00\x00\x00\x00\x00\x00\x00\x00\x01\x00\x00\x00\x01\x00\x00\x00\x01\x00\x00\x00"...}]}], iov_len=4096}], msg_iovlen=1, msg_controllen=0, msg_flags=0}, 0) = 2640</text:p>
      <text:p text:style-name="P15">recvmsg(10, {msg_name={sa_family=AF_NETLINK, nl_pid=0, nl_groups=00000000}, msg_namelen=12, msg_iov=[{iov_base={{len=1316, type=RTM_NEWLINK, flags=NLM_F_MULTI, seq=1579764091, pid=8452}, {ifi_family=AF_UNSPEC, ifi_type=ARPHRD_ETHER, ifi_index=if_nametoindex("wlo1"), ifi_flags=IFF_UP|IFF_BROADCAST|IFF_RUNNING|IFF_MULTICAST|0x10000, ifi_change=0}, [{{nla_len=9, nla_type=IFLA_IFNAME}, "wlo1"}, {{nla_len=8, nla_type=IFLA_TXQLEN}, 1000}, {{nla_len=5, nla_type=IFLA_OPERSTATE}, 6}, {{nla_len=5, nla_type=IFLA_LINKMODE}, 1}, {{nla_len=8, nla_type=IFLA_MTU}, 1500}, {{nla_len=8, nla_type=0x32 /* IFLA_??? */}, "\x00\x01\x00\x00"}, {{nla_len=8, nla_type=0x33 /* IFLA_??? */}, "\x00\x09\x00\x00"}, {{nla_len=8, nla_type=IFLA_GROUP}, 0}, {{nla_len=8, nla_type=IFLA_PROMISCUITY}, 0}, {{nla_len=8, nla_type=IFLA_NUM_TX_QUEUES}, 4}, {{nla_len=8, nla_type=IFLA_GSO_MAX_SEGS}, 65535}, {{nla_len=8, nla_type=IFLA_GSO_MAX_SIZE}, 65536}, {{nla_len=8, nla_type=IFLA_NUM_RX_QUEUES}, 1}, {{nla_len=5, nla_type=IFLA_CARRIER}, 1}, {{nla_len=7, nla_type=IFLA_QDISC}, "mq"}, {{nla_len=8, nla_type=IFLA_CARRIER_CHANGES}, 4}, {{nla_len=5, nla_type=IFLA_PROTO_DOWN}, 0}, {{nla_len=8, nla_type=0x2f /* IFLA_??? */}, "\x02\x00\x00\x00"}, {{nla_len=8, nla_type=0x30 /* IFLA_??? */}, "\x02\x00\x00\x00"}, {{nla_len=36, nla_type=IFLA_MAP}, {mem_start=0, mem_end=0, base_addr=0, irq=0, dma=0, port=0}}, {{nla_len=10, nla_type=IFLA_ADDRESS}, "\x68\x5d\x43\x91\x76\xca"}, {{nla_len=10, nla_type=IFLA_BROADCAST}, "\xff\xff\xff\xff\xff\xff"}, {{nla_len=196, nla_type=IFLA_STATS64}, {rx_packets=363477, tx_packets=154844, rx_bytes=445906664, tx_bytes=22551467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363477, tx_packets=154844, rx_bytes=445906664, tx_bytes=22551467, rx_errors=0, tx_errors=0, rx_dropped=0, tx_dropped=0, multicast=0, collisions=0, rx_length_errors=0, rx_over_errors=0, rx_crc_errors=0, rx_frame_errors=0, rx_fifo_errors=0, rx_missed_errors=0, tx_aborted_errors=0, <text:soft-page-break/>tx_carrier_errors=0, tx_fifo_errors=0, tx_heartbeat_errors=0, tx_window_errors=0, rx_compressed=0, tx_compressed=0, rx_nohandler=0}}, {{nla_len=12, nla_type=IFLA_XDP}, {{nla_len=5, nla_type=IFLA_XDP_ATTACHED}, 0}}, {{nla_len=760, nla_type=IFLA_AF_SPEC}, "\x88\x00\x02\x00\x84\x00\x01\x00\x00\x00\x00\x00\x00\x00\x00\x00\x00\x00\x00\x00\x01\x00\x00\x00\x01\x00\x00\x00\x01\x00\x00\x00"...}]}, iov_len=4096}], msg_iovlen=1, msg_controllen=0, msg_flags=0}, 0) = 1316</text:p>
      <text:p text:style-name="P15">recvmsg(10, {msg_name={sa_family=AF_NETLINK, nl_pid=0, nl_groups=00000000}, msg_namelen=12, msg_iov=[{iov_base={{len=20, type=NLMSG_DONE, flags=NLM_F_MULTI, seq=1579764091, pid=8452}, 0}, iov_len=4096}], msg_iovlen=1, msg_controllen=0, msg_flags=0}, 0) = 20</text:p>
      <text:p text:style-name="P15">sendto(10, {{len=20, type=RTM_GETADDR, flags=NLM_F_REQUEST|NLM_F_DUMP, seq=1579764092, pid=0}, {ifa_family=AF_UNSPEC, ...}}, 20, 0, {sa_family=AF_NETLINK, nl_pid=0, nl_groups=00000000}, 12) = 20</text:p>
      <text:p text:style-name="P15">recvmsg(10, {msg_name={sa_family=AF_NETLINK, nl_pid=0, nl_groups=00000000}, msg_namelen=12, msg_iov=[{iov_base=[{{len=76, type=RTM_NEWADDR, flags=NLM_F_MULTI, seq=1579764092, pid=8452}, {ifa_family=AF_INET, ifa_prefixlen=8, ifa_flags=IFA_F_PERMANENT, ifa_scope=RT_SCOPE_HOST, ifa_index=if_nametoindex("lo")}, [{{nla_len=8, nla_type=IFA_ADDRESS}, 127.0.0.1}, {{nla_len=8, nla_type=IFA_LOCAL}, 127.0.0.1}, {{nla_len=7, nla_type=IFA_LABEL}, "lo"}, {{nla_len=8, nla_type=IFA_FLAGS}, IFA_F_PERMANENT}, {{nla_len=20, nla_type=IFA_CACHEINFO}, {ifa_prefered=4294967295, ifa_valid=4294967295, cstamp=2151, tstamp=2151}}]}, {{len=88, type=RTM_NEWADDR, flags=NLM_F_MULTI, seq=1579764092, pid=8452}, {ifa_family=AF_INET, ifa_prefixlen=16, ifa_flags=0, ifa_scope=RT_SCOPE_UNIVERSE, ifa_index=if_nametoindex("wlo1")}, [{{nla_len=8, nla_type=IFA_ADDRESS}, 172.17.142.166}, {{nla_len=8, nla_type=IFA_LOCAL}, 172.17.142.166}, {{nla_len=8, nla_type=IFA_BROADCAST}, 172.17.255.255}, {{nla_len=9, nla_type=IFA_LABEL}, "wlo1"}, {{nla_len=8, nla_type=IFA_FLAGS}, IFA_F_NOPREFIXROUTE}, {{nla_len=20, nla_type=IFA_CACHEINFO}, {ifa_prefered=1093, ifa_valid=1093, cstamp=1071314, tstamp=1146136}}]}], iov_len=4096}], msg_iovlen=1, msg_controllen=0, msg_flags=0}, 0) = 164</text:p>
      <text:p text:style-name="P15">recvmsg(10, {msg_name={sa_family=AF_NETLINK, nl_pid=0, nl_groups=00000000}, msg_namelen=12, msg_iov=[{iov_base=[{{len=72, type=RTM_NEWADDR, flags=NLM_F_MULTI, seq=1579764092, pid=8452}, {ifa_family=AF_INET6, ifa_prefixlen=128, ifa_flags=IFA_F_PERMANENT, ifa_scope=RT_SCOPE_HOST, ifa_index=if_nametoindex("lo")}, [{{nla_len=20, nla_type=IFA_ADDRESS}, ::1}, {{nla_len=20, nla_type=IFA_CACHEINFO}, <text:soft-page-break/>{ifa_prefered=4294967295, ifa_valid=4294967295, cstamp=2151, tstamp=2151}}, {{nla_len=8, nla_type=IFA_FLAGS}, IFA_F_PERMANENT}]}, {{len=72, type=RTM_NEWADDR, flags=NLM_F_MULTI, seq=1579764092, pid=8452}, {ifa_family=AF_INET6, ifa_prefixlen=64, ifa_flags=IFA_F_PERMANENT, ifa_scope=RT_SCOPE_LINK, ifa_index=if_nametoindex("wlo1")}, [{{nla_len=20, nla_type=IFA_ADDRESS}, fe80::9159:e8ba:926d:aa5a}, {{nla_len=20, nla_type=IFA_CACHEINFO}, {ifa_prefered=4294967295, ifa_valid=4294967295, cstamp=1071308, tstamp=1071436}}, {{nla_len=8, nla_type=IFA_FLAGS}, IFA_F_PERMANENT|IFA_F_NOPREFIXROUTE}]}], iov_len=4096}], msg_iovlen=1, msg_controllen=0, msg_flags=0}, 0) = 144</text:p>
      <text:p text:style-name="P15">recvmsg(10, {msg_name={sa_family=AF_NETLINK, nl_pid=0, nl_groups=00000000}, msg_namelen=12, msg_iov=[{iov_base={{len=20, type=NLMSG_DONE, flags=NLM_F_MULTI, seq=1579764092, pid=8452}, 0}, iov_len=4096}], msg_iovlen=1, msg_controllen=0, msg_flags=0}, 0) = 20</text:p>
      <text:p text:style-name="P15">close(10) <text:s text:c="30"/>= 0</text:p>
      <text:p text:style-name="P15">socket(AF_INET, SOCK_STREAM|SOCK_CLOEXEC, IPPROTO_TCP) = 10</text:p>
      <text:p text:style-name="P15">setsockopt(10, SOL_SOCKET, SO_REUSEADDR, [1], 4) = 0</text:p>
      <text:p text:style-name="P15">bind(10, {sa_family=AF_INET, sin_port=htons(40000), sin_addr=inet_addr("127.0.0.1")}, 16) = 0</text:p>
      <text:p text:style-name="P15">listen(10, 100) <text:s text:c="24"/>= 0</text:p>
      <text:p text:style-name="P15">getsockname(10, {sa_family=AF_INET, sin_port=htons(40000), sin_addr=inet_addr("127.0.0.1")}, [128-&gt;16]) = 0</text:p>
      <text:p text:style-name="P15">write(7, "\1\0\0\0\0\0\0\0", 8) <text:s text:c="8"/>= 8</text:p>
      <text:p text:style-name="P15">write(9, "\1\0\0\0\0\0\0\0", 8) <text:s text:c="8"/>= 8</text:p>
      <text:p text:style-name="P15">fstat(0, {st_mode=S_IFCHR|0620, st_rdev=makedev(136, 1), ...}) = 0</text:p>
      <text:p text:style-name="P15">read(0, create 3</text:p>
      <text:p text:style-name="P15">"create 3\n", 1024) <text:s text:c="12"/>= 9</text:p>
      <text:p text:style-name="P15">clone(child_stack=NULL, flags=CLONE_CHILD_CLEARTID|CLONE_CHILD_SETTID|SIGCHLD, child_tidptr=0x7f5d5d1d8a10) = 8657</text:p>
      <text:p text:style-name="P15">poll([{fd=9, events=POLLIN}], 1, 0) <text:s text:c="4"/>= 1 ([{fd=9, revents=POLLIN}])</text:p>
      <text:p text:style-name="P15">read(9, "\1\0\0\0\0\0\0\0", 8) <text:s text:c="9"/>= 8</text:p>
      <text:p text:style-name="P15">poll([{fd=9, events=POLLIN}], 1, 0) <text:s text:c="4"/>= 0 (Timeout)</text:p>
      <text:p text:style-name="P15">poll([{fd=9, events=POLLIN}], 1, 2000) <text:s/>= 1 ([{fd=9, revents=POLLIN}])</text:p>
      <text:p text:style-name="P15"><text:soft-page-break/>read(9, "\1\0\0\0\0\0\0\0", 8) <text:s text:c="9"/>= 8</text:p>
      <text:p text:style-name="P15">poll([{fd=9, events=POLLIN}], 1, 0) <text:s text:c="4"/>= 0 (Timeout)</text:p>
      <text:p text:style-name="P15">poll([{fd=9, events=POLLIN}], 1, -1) <text:s text:c="3"/>= 1 ([{fd=9, revents=POLLIN}])</text:p>
      <text:p text:style-name="P15">read(9, "\1\0\0\0\0\0\0\0", 8) <text:s text:c="9"/>= 8</text:p>
      <text:p text:style-name="P15">poll([{fd=9, events=POLLIN}], 1, 0) <text:s text:c="4"/>= 0 (Timeout)</text:p>
      <text:p text:style-name="P15">write(7, "\1\0\0\0\0\0\0\0", 8) <text:s text:c="8"/>= 8</text:p>
      <text:p text:style-name="P15">fstat(1, {st_mode=S_IFCHR|0620, st_rdev=makedev(136, 1), ...}) = 0</text:p>
      <text:p text:style-name="P15">write(1, "Ok:8657\n", 8Ok:8657</text:p>
      <text:p text:style-name="P15">) <text:s text:c="15"/>= 8</text:p>
      <text:p text:style-name="P15">read(0, create 5</text:p>
      <text:p text:style-name="P15">"create 5\n", 1024) <text:s text:c="12"/>= 9</text:p>
      <text:p text:style-name="P15">poll([{fd=9, events=POLLIN}], 1, 0) <text:s text:c="4"/>= 0 (Timeout)</text:p>
      <text:p text:style-name="P15">write(7, "\1\0\0\0\0\0\0\0", 8) <text:s text:c="8"/>= 8</text:p>
      <text:p text:style-name="P15">poll([{fd=9, events=POLLIN}], 1, -1) <text:s text:c="3"/>= 1 ([{fd=9, revents=POLLIN}])</text:p>
      <text:p text:style-name="P15">read(9, "\1\0\0\0\0\0\0\0", 8) <text:s text:c="9"/>= 8</text:p>
      <text:p text:style-name="P15">poll([{fd=9, events=POLLIN}], 1, 0) <text:s text:c="4"/>= 0 (Timeout)</text:p>
      <text:p text:style-name="P15">write(1, "Ok:8664\n", 8Ok:8664</text:p>
      <text:p text:style-name="P15">) <text:s text:c="15"/>= 8</text:p>
      <text:p text:style-name="P15">read(0, exec 3 3 1 2 3</text:p>
      <text:p text:style-name="P15">"exec 3 3 1 2 3\n", 1024) <text:s text:c="6"/>= 15</text:p>
      <text:p text:style-name="P15">poll([{fd=9, events=POLLIN}], 1, 0) <text:s text:c="4"/>= 0 (Timeout)</text:p>
      <text:p text:style-name="P15">write(7, "\1\0\0\0\0\0\0\0", 8) <text:s text:c="8"/>= 8</text:p>
      <text:p text:style-name="P15">poll([{fd=9, events=POLLIN}], 1, -1) <text:s text:c="3"/>= 1 ([{fd=9, revents=POLLIN}])</text:p>
      <text:p text:style-name="P15">read(9, "\1\0\0\0\0\0\0\0", 8) <text:s text:c="9"/>= 8</text:p>
      <text:p text:style-name="P15">poll([{fd=9, events=POLLIN}], 1, 0) <text:s text:c="4"/>= 0 (Timeout)</text:p>
      <text:p text:style-name="P15">write(1, "Ok:3:6\n", 7Ok:3:6</text:p>
      <text:p text:style-name="P15">) <text:s text:c="16"/>= 7</text:p>
      <text:p text:style-name="P15">read(0, pingall</text:p>
      <text:p text:style-name="P15">"pingall\n", 1024) <text:s text:c="13"/>= 8</text:p>
      <text:p text:style-name="P15"><text:soft-page-break/>poll([{fd=9, events=POLLIN}], 1, 0) <text:s text:c="4"/>= 0 (Timeout)</text:p>
      <text:p text:style-name="P15">write(7, "\1\0\0\0\0\0\0\0", 8) <text:s text:c="8"/>= 8</text:p>
      <text:p text:style-name="P15">poll([{fd=9, events=POLLIN}], 1, -1) <text:s text:c="3"/>= 1 ([{fd=9, revents=POLLIN}])</text:p>
      <text:p text:style-name="P15">read(9, "\1\0\0\0\0\0\0\0", 8) <text:s text:c="9"/>= 8</text:p>
      <text:p text:style-name="P15">poll([{fd=9, events=POLLIN}], 1, 0) <text:s text:c="4"/>= 0 (Timeout)</text:p>
      <text:p text:style-name="P15">write(1, "Ok: 3 5\n", 8Ok: 3 5</text:p>
      <text:p text:style-name="P15">) <text:s text:c="15"/>= 8</text:p>
      <text:p text:style-name="P15">read(0, exit</text:p>
      <text:p text:style-name="P15">"exit\n", 1024) <text:s text:c="16"/>= 5</text:p>
      <text:p text:style-name="P15">write(5, "\1\0\0\0\0\0\0\0", 8) <text:s text:c="8"/>= 8</text:p>
      <text:p text:style-name="P15">write(9, "\1\0\0\0\0\0\0\0", 8) <text:s text:c="8"/>= 8</text:p>
      <text:p text:style-name="P15">poll([{fd=3, events=POLLIN}], 1, -1) <text:s text:c="3"/>= 1 ([{fd=3, revents=POLLIN}])</text:p>
      <text:p text:style-name="P15">read(3, "\1\0\0\0\0\0\0\0", 8) <text:s text:c="9"/>= 8</text:p>
      <text:p text:style-name="P15">write(7, "\1\0\0\0\0\0\0\0", 8) <text:s text:c="8"/>= 8</text:p>
      <text:p text:style-name="P15">close(8) <text:s text:c="31"/>= 0</text:p>
      <text:p text:style-name="P15">close(7) <text:s text:c="31"/>= 0</text:p>
      <text:p text:style-name="P15">close(6) <text:s text:c="31"/>= 0</text:p>
      <text:p text:style-name="P15">close(5) <text:s text:c="31"/>= 0</text:p>
      <text:p text:style-name="P15">close(4) <text:s text:c="31"/>= 0</text:p>
      <text:p text:style-name="P15">close(3) <text:s text:c="31"/>= 0</text:p>
      <text:p text:style-name="P15">lseek(0, -1, SEEK_CUR) <text:s text:c="17"/>= -1 ESPIPE (Illegal seek)</text:p>
      <text:p text:style-name="P15">exit_group(0) <text:s text:c="26"/>= ?</text:p>
      <text:p text:style-name="P15">+++ exited with 0 +++</text:p>
      <text:h text:style-name="Heading_20_1" text:outline-level="1">Вывод</text:h>
      <text:p text:style-name="P11">В результате данной лабораторной работы <text:span text:style-name="T23">я научился работать с технологией очереди сообщений, создавать программы, создающие и связывающие процессы в определенные топологии. Так же я приобрел полезные навыки в отладке многопроцессорных приложений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monospace, serif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style-name="Обычный" style:font-family-generic="roman" style:font-pitch="variable" fo:font-size="14pt" fo:language="ru" fo:country="RU" officeooo:rsid="000fc6a8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3cm" fo:margin-bottom="0cm" loext:contextual-spacing="false" fo:text-align="center" style:justify-single-word="false" fo:keep-together="always" style:page-number="auto" fo:keep-with-next="always"/>
      <style:text-properties fo:color="#4f81bd" style:font-name="Liberation Serif" fo:font-family="'Liberation Serif'" style:font-style-name="Обычный" style:font-family-generic="roman" style:font-pitch="variable" fo:font-size="18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20-01-23T10:32:16.928411234</dc:date>
    <meta:editing-cycles>65</meta:editing-cycles>
    <meta:editing-duration>PT4H3M18S</meta:editing-duration>
    <meta:generator>LibreOffice/6.0.7.3$Linux_X86_64 LibreOffice_project/00m0$Build-3</meta:generator>
    <meta:document-statistic meta:table-count="0" meta:image-count="0" meta:object-count="0" meta:page-count="29" meta:paragraph-count="821" meta:word-count="4076" meta:character-count="45356" meta:non-whitespace-character-count="360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